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ffffff" draw:textarea-horizontal-align="center" draw:textarea-vertical-align="middle"/>
    </style:style>
    <style:style style:name="gr2" style:family="graphic" style:parent-style-name="objectwithoutfill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marker-end="Arrow" draw:fill="none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5" style:family="graphic" style:parent-style-name="standard">
      <style:graphic-properties draw:marker-end-width="0.3cm" draw:fill="none" draw:fill-color="#ffff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draw:stroke="none" draw:fill="none" draw:fill-color="#ffffff" draw:textarea-horizontal-align="center" draw:textarea-vertical-align="middle"/>
    </style:style>
    <style:style style:name="gr9" style:family="graphic" style:parent-style-name="standard">
      <style:graphic-properties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0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52cm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cm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08cm"/>
    </style:style>
    <style:style style:name="gr22" style:family="graphic" style:parent-style-name="standard">
      <style:graphic-properties draw:fill-color="#cccccc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92cm"/>
    </style:style>
    <style:style style:name="gr25" style:family="graphic" style:parent-style-name="objectwithoutfill">
      <style:graphic-properties draw:stroke="solid" draw:stroke-dash="Dash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1.4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5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63cm" fo:min-width="22.14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2.208cm"/>
    </style:style>
    <style:style style:name="gr37" style:family="graphic" style:parent-style-name="standard">
      <style:graphic-properties draw:fill="solid" draw:fill-color="#e6e6e6" draw:textarea-horizontal-align="center" draw:textarea-vertical-align="middle"/>
    </style:style>
    <style:style style:name="gr38" style:family="graphic" style:parent-style-name="objectwithoutfill">
      <style:graphic-properties draw:marker-end="Arrow" draw:fill="none" draw:fill-color="#ffffff" draw:textarea-horizontal-align="center" draw:textarea-vertical-align="middle"/>
    </style:style>
    <style:style style:name="gr39" style:family="graphic" style:parent-style-name="standard">
      <style:graphic-properties draw:marker-end="Arrow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43" style:family="graphic" style:parent-style-name="standard">
      <style:graphic-properties draw:marker-start-width="0.3cm" draw:textarea-horizontal-align="center" draw:textarea-vertical-align="middle"/>
    </style:style>
    <style:style style:name="gr44" style:family="graphic" style:parent-style-name="standard">
      <style:graphic-properties draw:marker-start="Arrow" draw:marker-end="Arrow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26cm"/>
    </style:style>
    <style:style style:name="gr50" style:family="graphic" style:parent-style-name="standard">
      <style:graphic-properties draw:stroke="none" draw:fill="none" draw:fill-color="#ffffff" fo:min-height="0.7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2.208cm"/>
    </style:style>
    <style:style style:name="gr5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Arial" style:font-family-generic="swiss" style:font-pitch="variable" fo:font-size="10pt"/>
    </style:style>
    <style:style style:name="P10" style:family="paragraph">
      <style:paragraph-properties fo:text-align="center"/>
      <style:text-properties fo:font-family="Arial" style:font-family-generic="swiss" style:font-pitch="variable" fo:font-size="10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2" draw:id="id1" draw:layer="layout" svg:width="2.196cm" svg:height="1.281cm" svg:x="57.345cm" svg:y="2.279cm" draw:corner-radius="0.5cm">
          <text:p text:style-name="P1"><text:span text:style-name="T1">login</text:span></text:p>
        </draw:rect>
        <draw:rect draw:style-name="gr2" draw:text-style-name="P2" draw:id="id4" draw:layer="layout" svg:width="2.195cm" svg:height="1.281cm" svg:x="32.447cm" svg:y="6.181cm" draw:corner-radius="0.5cm">
          <text:p text:style-name="P1"><text:span text:style-name="T1">inspList</text:span></text:p>
        </draw:rect>
        <draw:rect draw:style-name="gr2" draw:text-style-name="P2" draw:id="id3" draw:layer="layout" svg:width="2.652cm" svg:height="1.281cm" svg:x="65.618cm" svg:y="6.169cm" draw:corner-radius="0.5cm">
          <text:p text:style-name="P1"><text:span text:style-name="T1">schedOrComp</text:span></text:p>
        </draw:rect>
        <draw:connector draw:style-name="gr3" draw:text-style-name="P3" draw:layer="layout" svg:x1="58.443cm" svg:y1="3.56cm" svg:x2="58.444cm" svg:y2="4.381cm" draw:start-shape="id1" draw:start-glue-point="2" draw:end-shape="id2" draw:end-glue-point="0">
          <text:p text:style-name="P4"/>
        </draw:connector>
        <draw:connector draw:style-name="gr4" draw:text-style-name="P3" draw:layer="layout" svg:x1="59.542cm" svg:y1="5.021cm" svg:x2="66.944cm" svg:y2="6.169cm" draw:start-shape="id2" draw:start-glue-point="1" draw:end-shape="id3" draw:end-glue-point="0">
          <text:p text:style-name="P4"/>
        </draw:connector>
        <draw:connector draw:style-name="gr4" draw:text-style-name="P3" draw:layer="layout" svg:x1="57.346cm" svg:y1="5.021cm" svg:x2="33.544cm" svg:y2="6.181cm" draw:start-shape="id2" draw:start-glue-point="3" draw:end-shape="id4" draw:end-glue-point="0">
          <text:p text:style-name="P4"/>
        </draw:connector>
        <draw:rect draw:style-name="gr1" draw:text-style-name="P2" draw:id="id5" draw:layer="layout" svg:width="3.351cm" svg:height="1.281cm" svg:x="22.39cm" svg:y="9.68cm" draw:corner-radius="0.5cm">
          <text:p text:style-name="P1"><text:span text:style-name="T1">compSampDetails</text:span></text:p>
        </draw:rect>
        <draw:rect draw:style-name="gr1" draw:text-style-name="P2" draw:id="id6" draw:layer="layout" svg:width="2.763cm" svg:height="1.281cm" svg:x="41.5cm" svg:y="9.682cm" draw:corner-radius="0.5cm">
          <draw:glue-point draw:id="4" svg:x="3.895cm" svg:y="4.925cm"/>
          <draw:glue-point draw:id="5" svg:x="-3.839cm" svg:y="5.003cm"/>
          <text:p text:style-name="P1"><text:span text:style-name="T1">defaultDetails</text:span></text:p>
        </draw:rect>
        <draw:connector draw:style-name="gr4" draw:text-style-name="P3" draw:layer="layout" svg:x1="33.544cm" svg:y1="7.462cm" svg:x2="24.065cm" svg:y2="9.68cm" draw:start-shape="id4" draw:start-glue-point="2" draw:end-shape="id5" draw:end-glue-point="0">
          <text:p text:style-name="P4"/>
        </draw:connector>
        <draw:connector draw:style-name="gr4" draw:text-style-name="P3" draw:layer="layout" svg:x1="33.544cm" svg:y1="7.462cm" svg:x2="42.881cm" svg:y2="9.682cm" draw:start-shape="id4" draw:start-glue-point="2" draw:end-shape="id6" draw:end-glue-point="0">
          <text:p text:style-name="P4"/>
        </draw:connector>
        <draw:rect draw:style-name="gr1" draw:text-style-name="P2" draw:id="id22" draw:layer="layout" svg:width="2.196cm" svg:height="1.281cm" svg:x="29.484cm" svg:y="16.798cm" draw:corner-radius="0.5cm">
          <text:p text:style-name="P1"><text:span text:style-name="T1">streetLength</text:span></text:p>
        </draw:rect>
        <draw:rect draw:style-name="gr1" draw:text-style-name="P2" draw:id="id10" draw:layer="layout" svg:width="2.195cm" svg:height="1.281cm" svg:x="16.352cm" svg:y="16.818cm" draw:corner-radius="0.5cm">
          <text:p text:style-name="P1"><text:span text:style-name="T1">pickFault2</text:span></text:p>
        </draw:rect>
        <draw:connector draw:style-name="gr5" draw:text-style-name="P3" draw:layer="layout" svg:x1="44.263cm" svg:y1="10.322cm" svg:x2="51.331cm" svg:y2="12.666cm" draw:start-shape="id6" draw:start-glue-point="1" draw:end-shape="id7" draw:end-glue-point="0">
          <text:p text:style-name="P4"/>
        </draw:connector>
        <draw:connector draw:style-name="gr4" draw:text-style-name="P3" draw:layer="layout" svg:x1="30.582cm" svg:y1="20.598cm" svg:x2="30.582cm" svg:y2="22.013cm" draw:start-shape="id8" draw:start-glue-point="2" draw:end-shape="id9" draw:end-glue-point="0">
          <text:p text:style-name="P4"/>
        </draw:connector>
        <draw:connector draw:style-name="gr4" draw:text-style-name="P3" draw:layer="layout" svg:x1="17.449cm" svg:y1="18.099cm" svg:x2="18.699cm" svg:y2="26.761cm" draw:start-shape="id10" draw:start-glue-point="2" draw:end-shape="id11" draw:end-glue-point="3">
          <text:p text:style-name="P4"/>
        </draw:connector>
        <draw:connector draw:style-name="gr4" draw:text-style-name="P3" draw:layer="layout" svg:x1="37.603cm" svg:y1="38.622cm" svg:x2="58.444cm" svg:y2="5.662cm" draw:start-shape="id12" draw:start-glue-point="1" draw:end-shape="id2" draw:end-glue-point="2">
          <text:p text:style-name="P4"/>
        </draw:connector>
        <draw:rect draw:style-name="gr1" draw:text-style-name="P2" draw:id="id23" draw:layer="layout" svg:width="2.196cm" svg:height="1.281cm" svg:x="65.846cm" svg:y="22.299cm" draw:corner-radius="0.5cm">
          <text:p text:style-name="P1"><text:span text:style-name="T1">faultLookup</text:span></text:p>
        </draw:rect>
        <draw:rect draw:style-name="gr1" draw:text-style-name="P2" draw:id="id15" draw:layer="layout" svg:width="3.888cm" svg:height="1.281cm" svg:x="65cm" svg:y="16.481cm" draw:corner-radius="0.5cm">
          <draw:glue-point draw:id="4" svg:x="-3.755cm" svg:y="5.003cm"/>
          <draw:glue-point draw:id="5" svg:x="3.729cm" svg:y="5.003cm"/>
          <text:p text:style-name="P1"><text:span text:style-name="T1">itemLookup</text:span></text:p>
        </draw:rect>
        <draw:rect draw:style-name="gr1" draw:text-style-name="P2" draw:id="id14" draw:layer="layout" svg:width="2.196cm" svg:height="1.281cm" svg:x="65.846cm" svg:y="13.781cm" draw:corner-radius="0.5cm">
          <text:p text:style-name="P1"><text:span text:style-name="T1">service</text:span></text:p>
        </draw:rect>
        <draw:rect draw:style-name="gr1" draw:text-style-name="P2" draw:id="id13" draw:layer="layout" svg:width="1.894cm" svg:height="1.281cm" svg:x="66.005cm" svg:y="10.282cm" draw:corner-radius="0.5cm">
          <text:p text:style-name="P1"><text:span text:style-name="T1">locLookup</text:span></text:p>
        </draw:rect>
        <draw:rect draw:style-name="gr1" draw:text-style-name="P2" draw:id="id28" draw:layer="layout" svg:width="2.196cm" svg:height="1.281cm" svg:x="65.844cm" svg:y="51.587cm" draw:corner-radius="0.5cm">
          <text:p text:style-name="P1"><text:span text:style-name="T1">Text</text:span></text:p>
        </draw:rect>
        <draw:rect draw:style-name="gr1" draw:text-style-name="P2" draw:id="id16" draw:layer="layout" svg:width="2.196cm" svg:height="1.281cm" svg:x="64.388cm" svg:y="19.173cm" draw:corner-radius="0.5cm">
          <text:p text:style-name="P1"><text:span text:style-name="T1">compHistory</text:span></text:p>
        </draw:rect>
        <draw:connector draw:style-name="gr6" draw:text-style-name="P3" draw:layer="layout" svg:x1="66.944cm" svg:y1="7.45cm" svg:x2="66.952cm" svg:y2="10.282cm" draw:start-shape="id3" draw:start-glue-point="2" draw:end-shape="id13" draw:end-glue-point="0">
          <text:p text:style-name="P4"/>
        </draw:connector>
        <draw:connector draw:style-name="gr6" draw:text-style-name="P3" draw:layer="layout" svg:x1="66.952cm" svg:y1="11.563cm" svg:x2="66.944cm" svg:y2="13.781cm" draw:start-shape="id13" draw:start-glue-point="2" draw:end-shape="id14" draw:end-glue-point="0">
          <text:p text:style-name="P4"/>
        </draw:connector>
        <draw:connector draw:style-name="gr6" draw:text-style-name="P3" draw:layer="layout" svg:x1="66.944cm" svg:y1="15.062cm" svg:x2="66.944cm" svg:y2="16.481cm" draw:start-shape="id14" draw:start-glue-point="2" draw:end-shape="id15" draw:end-glue-point="0">
          <text:p text:style-name="P4"/>
        </draw:connector>
        <draw:connector draw:style-name="gr7" draw:text-style-name="P3" draw:layer="layout" svg:x1="65.485cm" svg:y1="17.761cm" svg:x2="65.486cm" svg:y2="19.173cm" draw:start-shape="id15" draw:start-glue-point="4" draw:end-shape="id16" draw:end-glue-point="0">
          <text:p text:style-name="P4"/>
        </draw:connector>
        <draw:connector draw:style-name="gr6" draw:text-style-name="P3" draw:layer="layout" svg:x1="68.888cm" svg:y1="17.121cm" svg:x2="72.433cm" svg:y2="19.183cm" draw:start-shape="id15" draw:start-glue-point="1" draw:end-shape="id17" draw:end-glue-point="0">
          <text:p text:style-name="P4"/>
        </draw:connector>
        <draw:rect draw:style-name="gr1" draw:text-style-name="P2" draw:id="id2" draw:layer="layout" svg:width="2.196cm" svg:height="1.281cm" svg:x="57.346cm" svg:y="4.381cm" draw:corner-radius="0.5cm">
          <text:p text:style-name="P1"><text:span text:style-name="T1">mainMenu</text:span></text:p>
        </draw:rect>
        <draw:rect draw:style-name="gr8" draw:text-style-name="P2" draw:layer="layout" svg:width="2.196cm" svg:height="1.281cm" svg:x="33.187cm" svg:y="22.983cm" draw:corner-radius="0.5cm">
          <text:p text:style-name="P4"/>
        </draw:rect>
        <draw:rect draw:style-name="gr1" draw:text-style-name="P2" draw:id="id9" draw:layer="layout" svg:width="2.862cm" svg:height="1.281cm" svg:x="29.151cm" svg:y="22.013cm" draw:corner-radius="0.5cm">
          <text:p text:style-name="P1"><text:span text:style-name="T1">defaultAdditional</text:span></text:p>
        </draw:rect>
        <draw:connector draw:style-name="gr6" draw:text-style-name="P3" draw:layer="layout" svg:x1="32.013cm" svg:y1="22.653cm" svg:x2="36.332cm" svg:y2="23.984cm" draw:start-shape="id9" draw:start-glue-point="1" draw:end-shape="id18" draw:end-glue-point="0">
          <text:p text:style-name="P4"/>
        </draw:connector>
        <draw:connector draw:style-name="gr9" draw:text-style-name="P3" draw:layer="layout" svg:x1="42.881cm" svg:y1="10.963cm" svg:x2="42.886cm" svg:y2="13.066cm" draw:start-shape="id6" draw:start-glue-point="2" draw:end-shape="id19" draw:end-glue-point="0">
          <text:p text:style-name="P4"/>
        </draw:connector>
        <draw:rect draw:style-name="gr1" draw:text-style-name="P2" draw:id="id21" draw:layer="layout" svg:width="2.195cm" svg:height="1.281cm" svg:x="29.499cm" svg:y="13.857cm" draw:corner-radius="0.5cm">
          <text:p text:style-name="P1"><text:span text:style-name="T1">pickFault1</text:span></text:p>
        </draw:rect>
        <draw:connector draw:style-name="gr6" draw:text-style-name="P3" draw:layer="layout" svg:x1="24.075cm" svg:y1="12.76cm" svg:x2="29.499cm" svg:y2="14.497cm" draw:start-shape="id20" draw:start-glue-point="2" draw:end-shape="id21" draw:end-glue-point="3">
          <text:p text:style-name="P4"/>
        </draw:connector>
        <draw:frame draw:style-name="gr10" draw:text-style-name="P5" draw:id="id20" draw:layer="layout" svg:width="0.98cm" svg:height="0.395cm" svg:x="23.585cm" svg:y="12.365cm">
          <draw:text-box>
            <text:p text:style-name="P4"><text:span text:style-name="T1">Action</text:span></text:p>
          </draw:text-box>
        </draw:frame>
        <draw:frame draw:style-name="gr11" draw:layer="layout" svg:width="0.002cm" svg:height="1.025cm" svg:x="17.961cm" svg:y="13.756cm">
          <draw:text-box>
            <text:p text:style-name="P4"/>
          </draw:text-box>
        </draw:frame>
        <draw:frame draw:style-name="gr12" draw:text-style-name="P2" draw:id="id49" draw:layer="layout" svg:width="1.395cm" svg:height="0.789cm" svg:x="16.752cm" svg:y="12.38cm">
          <draw:text-box>
            <text:p text:style-name="P1"><text:span text:style-name="T1">Not</text:span></text:p>
            <text:p text:style-name="P1"><text:span text:style-name="T1">Checked</text:span></text:p>
          </draw:text-box>
        </draw:frame>
        <draw:frame draw:style-name="gr13" draw:text-style-name="P5" draw:id="id48" draw:layer="layout" svg:width="1.683cm" svg:height="0.789cm" svg:x="19.502cm" svg:y="14.26cm">
          <draw:text-box>
            <text:p text:style-name="P4"><text:span text:style-name="T1">No Further</text:span></text:p>
            <text:p text:style-name="P1"><text:span text:style-name="T1">Action</text:span></text:p>
          </draw:text-box>
        </draw:frame>
        <draw:rect draw:style-name="gr1" draw:text-style-name="P2" draw:id="id8" draw:layer="layout" svg:width="2.196cm" svg:height="1.281cm" svg:x="29.484cm" svg:y="19.317cm" draw:corner-radius="0.5cm">
          <text:p text:style-name="P1"><text:span text:style-name="T1">defaultDate</text:span></text:p>
        </draw:rect>
        <draw:connector draw:style-name="gr6" draw:text-style-name="P3" draw:layer="layout" svg:x1="30.582cm" svg:y1="18.079cm" svg:x2="30.582cm" svg:y2="19.317cm" draw:start-shape="id22" draw:start-glue-point="2" draw:end-shape="id8" draw:end-glue-point="0">
          <text:p text:style-name="P4"/>
        </draw:connector>
        <draw:connector draw:style-name="gr6" draw:text-style-name="P3" draw:layer="layout" svg:x1="30.596cm" svg:y1="15.138cm" svg:x2="30.582cm" svg:y2="16.798cm" draw:start-shape="id21" draw:start-glue-point="2" draw:end-shape="id22" draw:end-glue-point="0">
          <text:p text:style-name="P4"/>
        </draw:connector>
        <draw:rect draw:style-name="gr1" draw:text-style-name="P2" draw:id="id17" draw:layer="layout" svg:width="2.775cm" svg:height="1.281cm" svg:x="71.046cm" svg:y="19.183cm" draw:corner-radius="0.5cm">
          <text:p text:style-name="P1"><text:span text:style-name="T1">addCustDetails</text:span></text:p>
        </draw:rect>
        <draw:connector draw:style-name="gr6" draw:text-style-name="P3" draw:layer="layout" svg:x1="72.433cm" svg:y1="20.464cm" svg:x2="68.042cm" svg:y2="22.939cm" draw:start-shape="id17" draw:start-glue-point="2" draw:end-shape="id23" draw:end-glue-point="1">
          <text:p text:style-name="P4"/>
        </draw:connector>
        <draw:frame draw:style-name="gr14" draw:text-style-name="P5" draw:layer="layout" svg:width="1.007cm" svg:height="0.395cm" svg:x="71.755cm" svg:y="20.861cm">
          <draw:text-box>
            <text:p text:style-name="P4"><text:span text:style-name="T1">No</text:span></text:p>
          </draw:text-box>
        </draw:frame>
        <draw:rect draw:style-name="gr1" draw:text-style-name="P2" draw:id="id24" draw:layer="layout" svg:width="2.854cm" svg:height="1.281cm" svg:x="79.317cm" svg:y="19.183cm" draw:corner-radius="0.5cm">
          <text:p text:style-name="P1"><text:span text:style-name="T1">enterCustDetails</text:span></text:p>
        </draw:rect>
        <draw:rect draw:style-name="gr1" draw:text-style-name="P2" draw:id="id25" draw:layer="layout" svg:width="2.642cm" svg:height="1.281cm" svg:x="79.423cm" svg:y="22.384cm" draw:corner-radius="0.5cm">
          <text:p text:style-name="P1"><text:span text:style-name="T1">custLocSearch</text:span></text:p>
        </draw:rect>
        <draw:rect draw:style-name="gr1" draw:text-style-name="P2" draw:id="id26" draw:layer="layout" svg:width="2.642cm" svg:height="1.281cm" svg:x="79.423cm" svg:y="24.685cm" draw:corner-radius="0.5cm">
          <text:p text:style-name="P1"><text:span text:style-name="T1">custLocLookup</text:span></text:p>
        </draw:rect>
        <draw:connector draw:style-name="gr6" draw:text-style-name="P3" draw:layer="layout" svg:x1="73.821cm" svg:y1="19.823cm" svg:x2="79.317cm" svg:y2="19.823cm" draw:start-shape="id17" draw:start-glue-point="1" draw:end-shape="id24" draw:end-glue-point="3">
          <text:p text:style-name="P4"/>
        </draw:connector>
        <draw:connector draw:style-name="gr6" draw:text-style-name="P3" draw:layer="layout" svg:x1="80.744cm" svg:y1="20.464cm" svg:x2="80.744cm" svg:y2="22.384cm" draw:start-shape="id24" draw:start-glue-point="2" draw:end-shape="id25" draw:end-glue-point="0">
          <text:p text:style-name="P4"/>
        </draw:connector>
        <draw:connector draw:style-name="gr6" draw:text-style-name="P3" draw:layer="layout" svg:x1="80.744cm" svg:y1="23.665cm" svg:x2="80.744cm" svg:y2="24.685cm" draw:start-shape="id25" draw:start-glue-point="2" draw:end-shape="id26" draw:end-glue-point="0">
          <text:p text:style-name="P4"/>
        </draw:connector>
        <draw:connector draw:style-name="gr6" draw:text-style-name="P3" draw:layer="layout" draw:line-skew="3.783cm" svg:x1="79.423cm" svg:y1="25.325cm" svg:x2="68.042cm" svg:y2="22.939cm" draw:start-shape="id26" draw:start-glue-point="3" draw:end-shape="id23" draw:end-glue-point="1">
          <text:p text:style-name="P4"/>
        </draw:connector>
        <draw:frame draw:style-name="gr15" draw:text-style-name="P5" draw:id="id32" draw:layer="layout" svg:width="1.852cm" svg:height="0.789cm" svg:x="79.954cm" svg:y="26.66cm">
          <draw:text-box>
            <text:p text:style-name="P4"><text:span text:style-name="T1">No Address</text:span></text:p>
            <text:p text:style-name="P4"><text:span text:style-name="T1">to be added</text:span></text:p>
          </draw:text-box>
        </draw:frame>
        <draw:frame draw:style-name="gr13" draw:text-style-name="P5" draw:layer="layout" svg:width="1.683cm" svg:height="0.789cm" svg:x="80.954cm" svg:y="20.761cm">
          <draw:text-box>
            <text:p text:style-name="P4"><text:span text:style-name="T1">Address to</text:span></text:p>
            <text:p text:style-name="P4"><text:span text:style-name="T1"><text:s/></text:span><text:span text:style-name="T1">be added</text:span></text:p>
          </draw:text-box>
        </draw:frame>
        <draw:frame draw:style-name="gr14" draw:text-style-name="P5" draw:layer="layout" svg:width="1.007cm" svg:height="0.395cm" svg:x="74.356cm" svg:y="19.963cm">
          <draw:text-box>
            <text:p text:style-name="P4"><text:span text:style-name="T1">Yes</text:span></text:p>
          </draw:text-box>
        </draw:frame>
        <draw:rect draw:style-name="gr1" draw:text-style-name="P2" draw:id="id27" draw:layer="layout" svg:width="2.195cm" svg:height="1.281cm" svg:x="32.348cm" svg:y="9.682cm" draw:corner-radius="0.5cm">
          <text:p text:style-name="P1"><text:span text:style-name="T1">custDetails</text:span></text:p>
        </draw:rect>
        <draw:connector draw:style-name="gr16" draw:text-style-name="P3" draw:layer="layout" svg:x1="41.5cm" svg:y1="10.322cm" svg:x2="34.543cm" svg:y2="10.322cm" draw:start-shape="id6" draw:start-glue-point="3" draw:end-shape="id27" draw:end-glue-point="1">
          <text:p text:style-name="P4"/>
        </draw:connector>
        <draw:connector draw:style-name="gr16" draw:text-style-name="P3" draw:layer="layout" svg:x1="25.741cm" svg:y1="10.32cm" svg:x2="32.348cm" svg:y2="10.322cm" draw:start-shape="id5" draw:start-glue-point="1" draw:end-shape="id27" draw:end-glue-point="3">
          <text:p text:style-name="P4"/>
        </draw:connector>
        <draw:frame draw:style-name="gr17" draw:text-style-name="P5" draw:id="id19" draw:layer="layout" svg:width="1.683cm" svg:height="0.395cm" svg:x="42.045cm" svg:y="13.066cm">
          <draw:text-box>
            <text:p text:style-name="P4"><text:span text:style-name="T1">Re-Default</text:span></text:p>
          </draw:text-box>
        </draw:frame>
        <draw:frame draw:style-name="gr18" draw:text-style-name="P5" draw:id="id7" draw:layer="layout" svg:width="1.42cm" svg:height="0.789cm" svg:x="50.621cm" svg:y="12.666cm">
          <draw:text-box>
            <text:p text:style-name="P4"><text:span text:style-name="T1">Credit/</text:span></text:p>
            <text:p text:style-name="P4"><text:span text:style-name="T1">Credit All</text:span></text:p>
          </draw:text-box>
        </draw:frame>
        <draw:connector draw:style-name="gr6" draw:text-style-name="P3" draw:layer="layout" svg:x1="66.944cm" svg:y1="23.58cm" svg:x2="66.942cm" svg:y2="51.587cm" draw:start-shape="id23" draw:start-glue-point="2" draw:end-shape="id28" draw:end-glue-point="0">
          <text:p text:style-name="P4"/>
        </draw:connector>
        <draw:rect draw:style-name="gr2" draw:text-style-name="P2" draw:id="id29" draw:layer="layout" svg:width="2.195cm" svg:height="1.281cm" svg:x="75.508cm" svg:y="6.168cm" draw:corner-radius="0.5cm">
          <text:p text:style-name="P1"><text:span text:style-name="T1">OfficerMenu</text:span></text:p>
        </draw:rect>
        <draw:rect draw:style-name="gr1" draw:text-style-name="P2" draw:id="id31" draw:layer="layout" svg:width="2.195cm" svg:height="1.281cm" svg:x="75.51cm" svg:y="11.357cm" draw:corner-radius="0.5cm">
          <text:p text:style-name="P1"><text:span text:style-name="T1">officerCover</text:span></text:p>
        </draw:rect>
        <draw:rect draw:style-name="gr1" draw:text-style-name="P2" draw:id="id30" draw:layer="layout" svg:width="3.201cm" svg:height="1.281cm" svg:x="74.996cm" svg:y="9.337cm" draw:corner-radius="0.5cm">
          <text:p text:style-name="P1"><text:span text:style-name="T1">pickAbsentOfficer</text:span></text:p>
        </draw:rect>
        <draw:rect draw:style-name="gr1" draw:text-style-name="P2" draw:id="id84" draw:layer="layout" svg:width="3.067cm" svg:height="1.281cm" svg:x="78.824cm" svg:y="9.334cm" draw:corner-radius="0.5cm">
          <text:p text:style-name="P1"><text:span text:style-name="T1">pickActiveOfficer</text:span></text:p>
        </draw:rect>
        <draw:rect draw:style-name="gr1" draw:text-style-name="P2" draw:id="id85" draw:layer="layout" svg:width="2.912cm" svg:height="1.281cm" svg:x="71.486cm" svg:y="9.335cm" draw:corner-radius="0.5cm">
          <text:p text:style-name="P1"><text:span text:style-name="T1">flagActiveOfficer</text:span></text:p>
        </draw:rect>
        <draw:connector draw:style-name="gr6" draw:text-style-name="P3" draw:layer="layout" svg:x1="59.542cm" svg:y1="5.021cm" svg:x2="76.605cm" svg:y2="6.168cm" draw:start-shape="id2" draw:start-glue-point="1" draw:end-shape="id29" draw:end-glue-point="0">
          <text:p text:style-name="P4"/>
        </draw:connector>
        <draw:connector draw:style-name="gr6" draw:text-style-name="P3" draw:layer="layout" svg:x1="76.596cm" svg:y1="10.618cm" svg:x2="76.607cm" svg:y2="11.357cm" draw:start-shape="id30" draw:start-glue-point="2" draw:end-shape="id31" draw:end-glue-point="0">
          <text:p text:style-name="P4"/>
        </draw:connector>
        <draw:connector draw:style-name="gr6" draw:text-style-name="P3" draw:layer="layout" draw:line-skew="-0.188cm" svg:x1="76.605cm" svg:y1="7.449cm" svg:x2="76.596cm" svg:y2="9.337cm" draw:start-shape="id29" draw:start-glue-point="2" draw:end-shape="id30" draw:end-glue-point="0">
          <text:p text:style-name="P4"/>
        </draw:connector>
        <draw:connector draw:style-name="gr6" draw:text-style-name="P3" draw:layer="layout" draw:line-skew="3.518cm" svg:x1="79.954cm" svg:y1="27.054cm" svg:x2="68.042cm" svg:y2="22.939cm" draw:start-shape="id32" draw:start-glue-point="3" draw:end-shape="id23" draw:end-glue-point="1">
          <text:p text:style-name="P4"/>
        </draw:connector>
        <draw:connector draw:style-name="gr19" draw:text-style-name="P3" draw:layer="layout" draw:line-skew="1.129cm" svg:x1="82.171cm" svg:y1="19.823cm" svg:x2="81.806cm" svg:y2="27.054cm" draw:start-shape="id24" draw:start-glue-point="1" draw:end-shape="id32" draw:end-glue-point="1">
          <text:p text:style-name="P4"/>
        </draw:connector>
        <draw:rect draw:style-name="gr1" draw:text-style-name="P2" draw:id="id34" draw:layer="layout" svg:width="2.196cm" svg:height="1.281cm" svg:x="88.952cm" svg:y="19.805cm" draw:corner-radius="0.5cm">
          <text:p text:style-name="P1"><text:span text:style-name="T1">make</text:span></text:p>
        </draw:rect>
        <draw:rect draw:style-name="gr1" draw:text-style-name="P2" draw:id="id35" draw:layer="layout" svg:width="2.196cm" svg:height="1.281cm" svg:x="88.93cm" svg:y="23.249cm" draw:corner-radius="0.5cm">
          <text:p text:style-name="P1"><text:span text:style-name="T1">details</text:span></text:p>
        </draw:rect>
        <draw:connector draw:style-name="gr6" draw:text-style-name="P3" draw:layer="layout" svg:x1="74.514cm" svg:y1="14.422cm" svg:x2="90.05cm" svg:y2="19.805cm" draw:start-shape="id33" draw:start-glue-point="1" draw:end-shape="id34" draw:end-glue-point="0">
          <text:p text:style-name="P4"/>
        </draw:connector>
        <draw:connector draw:style-name="gr6" draw:text-style-name="P3" draw:layer="layout" svg:x1="90.05cm" svg:y1="21.086cm" svg:x2="90.028cm" svg:y2="23.249cm" draw:start-shape="id34" draw:end-shape="id35">
          <text:p text:style-name="P4"/>
        </draw:connector>
        <draw:connector draw:style-name="gr6" draw:text-style-name="P3" draw:layer="layout" svg:x1="90.028cm" svg:y1="24.53cm" svg:x2="68.04cm" svg:y2="52.227cm" draw:start-shape="id35" draw:start-glue-point="2" draw:end-shape="id28" draw:end-glue-point="1">
          <text:p text:style-name="P4"/>
        </draw:connector>
        <draw:frame draw:style-name="gr20" draw:text-style-name="P2" draw:id="id33" draw:layer="layout" svg:width="2.36cm" svg:height="1.183cm" svg:x="72.154cm" svg:y="13.831cm">
          <draw:text-box>
            <text:p text:style-name="P1"><text:span text:style-name="T1">AV service and</text:span></text:p>
            <text:p text:style-name="P1"><text:span text:style-name="T1">Town Warden</text:span></text:p>
            <text:p text:style-name="P1"><text:span text:style-name="T1">Module**</text:span></text:p>
          </draw:text-box>
        </draw:frame>
        <draw:connector draw:style-name="gr19" draw:text-style-name="P3" draw:layer="layout" svg:x1="68.042cm" svg:y1="14.421cm" svg:x2="72.154cm" svg:y2="14.422cm" draw:start-shape="id14" draw:start-glue-point="1" draw:end-shape="id33" draw:end-glue-point="3">
          <text:p text:style-name="P4"/>
        </draw:connector>
        <draw:connector draw:style-name="gr6" draw:text-style-name="P3" draw:layer="layout" draw:line-skew="-2.667cm" svg:x1="65cm" svg:y1="17.121cm" svg:x2="65.846cm" svg:y2="22.939cm" draw:start-shape="id15" draw:start-glue-point="3" draw:end-shape="id23" draw:end-glue-point="3">
          <text:p text:style-name="P4"/>
        </draw:connector>
        <draw:frame draw:style-name="gr13" draw:text-style-name="P5" draw:layer="layout" svg:width="1.683cm" svg:height="0.789cm" svg:x="62.701cm" svg:y="16.192cm">
          <draw:text-box>
            <text:p text:style-name="P4"><text:span text:style-name="T1">cust dets</text:span></text:p>
            <text:p text:style-name="P4"><text:span text:style-name="T1">disabled*</text:span></text:p>
          </draw:text-box>
        </draw:frame>
        <draw:frame draw:style-name="gr21" draw:text-style-name="P2" draw:id="id36" draw:layer="layout" svg:width="2.208cm" svg:height="0.789cm" svg:x="65.824cm" svg:y="53.632cm">
          <draw:text-box>
            <text:p text:style-name="P1"><text:span text:style-name="T1">Town Warden</text:span></text:p>
            <text:p text:style-name="P1"><text:span text:style-name="T1">Module</text:span></text:p>
          </draw:text-box>
        </draw:frame>
        <draw:connector draw:style-name="gr6" draw:text-style-name="P3" draw:layer="layout" draw:line-skew="0.451cm" svg:x1="66.928cm" svg:y1="54.421cm" svg:x2="36.351cm" svg:y2="42.464cm" draw:start-shape="id36" draw:start-glue-point="2" draw:end-shape="id37" draw:end-glue-point="2">
          <text:p text:style-name="P4"/>
        </draw:connector>
        <draw:connector draw:style-name="gr19" draw:text-style-name="P3" draw:layer="layout" svg:x1="66.942cm" svg:y1="52.868cm" svg:x2="66.928cm" svg:y2="53.632cm" draw:start-shape="id28" draw:start-glue-point="2" draw:end-shape="id36" draw:end-glue-point="0">
          <text:p text:style-name="P4"/>
        </draw:connector>
        <draw:connector draw:style-name="gr6" draw:text-style-name="P3" draw:layer="layout" draw:line-skew="6.835cm" svg:x1="37.603cm" svg:y1="38.622cm" svg:x2="65.618cm" svg:y2="6.809cm" draw:start-shape="id12" draw:start-glue-point="1" draw:end-shape="id3" draw:end-glue-point="3">
          <text:p text:style-name="P4"/>
        </draw:connector>
        <draw:frame draw:style-name="gr21" draw:text-style-name="P5" draw:layer="layout" svg:width="2.208cm" svg:height="0.789cm" svg:x="60.754cm" svg:y="6.881cm">
          <draw:text-box>
            <text:p text:style-name="P4"><text:span text:style-name="T1">Town Warden</text:span></text:p>
            <text:p text:style-name="P4"><text:span text:style-name="T1">Module**</text:span></text:p>
          </draw:text-box>
        </draw:frame>
        <draw:circle draw:style-name="gr22" draw:text-style-name="P3" draw:layer="layout" svg:width="0.424cm" svg:height="0.424cm" svg:x="69.433cm" svg:y="4.812cm">
          <text:p text:style-name="P4"/>
        </draw:circle>
        <draw:connector draw:style-name="gr6" draw:text-style-name="P3" draw:layer="layout" draw:line-skew="0.867cm" svg:x1="59.541cm" svg:y1="2.919cm" svg:x2="68.27cm" svg:y2="6.809cm" draw:start-shape="id1" draw:start-glue-point="1" draw:end-shape="id3" draw:end-glue-point="1">
          <text:p text:style-name="P4"/>
        </draw:connector>
        <draw:frame draw:style-name="gr21" draw:text-style-name="P5" draw:layer="layout" svg:width="2.208cm" svg:height="0.789cm" svg:x="64.754cm" svg:y="3.034cm">
          <draw:text-box>
            <text:p text:style-name="P4"><text:span text:style-name="T1">Town Warden</text:span></text:p>
            <text:p text:style-name="P4"><text:span text:style-name="T1">Module**</text:span></text:p>
          </draw:text-box>
        </draw:frame>
        <draw:rect draw:style-name="gr1" draw:text-style-name="P2" draw:id="id38" draw:layer="layout" svg:width="2.506cm" svg:height="1.281cm" svg:x="69.391cm" svg:y="29.926cm" draw:corner-radius="0.5cm">
          <text:p text:style-name="P1"><text:span text:style-name="T1">addFlyCapture</text:span></text:p>
        </draw:rect>
        <draw:connector draw:style-name="gr6" draw:text-style-name="P3" draw:layer="layout" draw:line-skew="-0.3cm" svg:x1="66.944cm" svg:y1="23.58cm" svg:x2="70.644cm" svg:y2="29.926cm" draw:start-shape="id23" draw:start-glue-point="2" draw:end-shape="id38" draw:end-glue-point="0">
          <text:p text:style-name="P4"/>
        </draw:connector>
        <draw:rect draw:style-name="gr1" draw:text-style-name="P2" draw:id="id39" draw:layer="layout" svg:width="2.421cm" svg:height="1.281cm" svg:x="74.04cm" svg:y="31.934cm" draw:corner-radius="0.5cm">
          <draw:glue-point draw:id="4" svg:x="-2.66cm" svg:y="-4.832cm"/>
          <draw:glue-point draw:id="5" svg:x="2.259cm" svg:y="-4.629cm"/>
          <text:p text:style-name="P1"><text:span text:style-name="T1">flyCapDetails</text:span></text:p>
        </draw:rect>
        <draw:rect draw:style-name="gr1" draw:text-style-name="P2" draw:id="id40" draw:layer="layout" svg:width="2.196cm" svg:height="1.281cm" svg:x="77.935cm" svg:y="31.946cm" draw:corner-radius="0.5cm">
          <text:p text:style-name="P1"><text:span text:style-name="T1">wasteTypes</text:span></text:p>
        </draw:rect>
        <draw:connector draw:style-name="gr6" draw:text-style-name="P3" draw:layer="layout" svg:x1="71.897cm" svg:y1="30.566cm" svg:x2="74.607cm" svg:y2="31.956cm" draw:start-shape="id38" draw:start-glue-point="1" draw:end-shape="id39" draw:end-glue-point="4">
          <text:p text:style-name="P4"/>
        </draw:connector>
        <draw:connector draw:style-name="gr6" draw:text-style-name="P3" draw:layer="layout" svg:x1="76.461cm" svg:y1="32.574cm" svg:x2="77.935cm" svg:y2="32.586cm" draw:start-shape="id39" draw:start-glue-point="1" draw:end-shape="id40" draw:end-glue-point="3">
          <text:p text:style-name="P4"/>
        </draw:connector>
        <draw:frame draw:style-name="gr14" draw:text-style-name="P5" draw:layer="layout" svg:width="1.007cm" svg:height="0.395cm" svg:x="72.081cm" svg:y="30.106cm">
          <draw:text-box>
            <text:p text:style-name="P4"><text:span text:style-name="T1">Yes</text:span></text:p>
          </draw:text-box>
        </draw:frame>
        <draw:frame draw:style-name="gr14" draw:text-style-name="P5" draw:layer="layout" svg:width="1.007cm" svg:height="0.395cm" svg:x="68.145cm" svg:y="30.115cm">
          <draw:text-box>
            <text:p text:style-name="P4"><text:span text:style-name="T1">No</text:span></text:p>
          </draw:text-box>
        </draw:frame>
        <draw:rect draw:style-name="gr1" draw:text-style-name="P2" draw:id="id41" draw:layer="layout" svg:width="2.196cm" svg:height="1.281cm" svg:x="74.146cm" svg:y="34.737cm" draw:corner-radius="0.5cm">
          <text:p text:style-name="P1"><text:span text:style-name="T1">Law</text:span></text:p>
        </draw:rect>
        <draw:rect draw:style-name="gr1" draw:text-style-name="P2" draw:id="id42" draw:layer="layout" svg:width="2.196cm" svg:height="1.281cm" svg:x="74.146cm" svg:y="37.438cm" draw:corner-radius="0.5cm">
          <text:p text:style-name="P1"><text:span text:style-name="T1">Offence</text:span></text:p>
        </draw:rect>
        <draw:rect draw:style-name="gr1" draw:text-style-name="P2" draw:id="id43" draw:layer="layout" svg:width="3.408cm" svg:height="1.281cm" svg:x="73.54cm" svg:y="39.904cm" draw:corner-radius="0.5cm">
          <text:p text:style-name="P1"><text:span text:style-name="T1">enfAdditionalDetails</text:span></text:p>
        </draw:rect>
        <draw:connector draw:style-name="gr6" draw:text-style-name="P3" draw:layer="layout" svg:x1="75.244cm" svg:y1="36.018cm" svg:x2="75.244cm" svg:y2="37.438cm" draw:start-shape="id41" draw:start-glue-point="2" draw:end-shape="id42" draw:end-glue-point="0">
          <text:p text:style-name="P4"/>
        </draw:connector>
        <draw:connector draw:style-name="gr6" draw:text-style-name="P3" draw:layer="layout" svg:x1="75.244cm" svg:y1="38.719cm" svg:x2="75.244cm" svg:y2="39.904cm" draw:start-shape="id42" draw:start-glue-point="2" draw:end-shape="id43" draw:end-glue-point="0">
          <text:p text:style-name="P4"/>
        </draw:connector>
        <draw:connector draw:style-name="gr6" draw:text-style-name="P3" draw:layer="layout" svg:x1="79.033cm" svg:y1="33.227cm" svg:x2="76.342cm" svg:y2="35.377cm" draw:start-shape="id40" draw:start-glue-point="2" draw:end-shape="id41" draw:end-glue-point="1">
          <text:p text:style-name="P4"/>
        </draw:connector>
        <draw:rect draw:style-name="gr1" draw:text-style-name="P2" draw:id="id47" draw:layer="layout" svg:width="2.196cm" svg:height="1.281cm" svg:x="74.15cm" svg:y="42.32cm" draw:corner-radius="0.5cm">
          <text:p text:style-name="P1"><text:span text:style-name="T1">enfEvidence</text:span></text:p>
        </draw:rect>
        <draw:connector draw:style-name="gr6" draw:text-style-name="P3" draw:layer="layout" draw:line-skew="0.255cm" svg:x1="73.54cm" svg:y1="40.544cm" svg:x2="68.04cm" svg:y2="52.227cm" draw:start-shape="id43" draw:start-glue-point="3" draw:end-shape="id28" draw:end-glue-point="1">
          <text:p text:style-name="P4"/>
        </draw:connector>
        <draw:connector draw:style-name="gr6" draw:text-style-name="P3" draw:layer="layout" draw:line-skew="7.707cm" svg:x1="80.131cm" svg:y1="32.586cm" svg:x2="68.04cm" svg:y2="52.227cm" draw:start-shape="id40" draw:start-glue-point="1" draw:end-shape="id28" draw:end-glue-point="1">
          <text:p text:style-name="P4"/>
        </draw:connector>
        <draw:frame draw:style-name="gr23" draw:text-style-name="P5" draw:layer="layout" svg:width="2.208cm" svg:height="1.971cm" svg:x="68.354cm" svg:y="26.634cm">
          <draw:text-box>
            <text:p text:style-name="P4"><text:span text:style-name="T1">No Enhanced</text:span></text:p>
            <text:p text:style-name="P4"><text:span text:style-name="T1">Fly Capture</text:span></text:p>
            <text:p text:style-name="P4"><text:span text:style-name="T1">but</text:span></text:p>
            <text:p text:style-name="P4"><text:span text:style-name="T1">Inspections</text:span></text:p>
            <text:p text:style-name="P4"><text:span text:style-name="T1">Module***</text:span></text:p>
          </draw:text-box>
        </draw:frame>
        <draw:frame draw:style-name="gr24" draw:text-style-name="P2" draw:id="id44" draw:layer="layout" svg:width="1.192cm" svg:height="1.183cm" svg:x="52.954cm" svg:y="12.282cm">
          <draw:text-box>
            <text:p text:style-name="P1"><text:span text:style-name="T1">Update</text:span></text:p>
            <text:p text:style-name="P1"><text:span text:style-name="T1">Text</text:span></text:p>
            <text:p text:style-name="P1"><text:span text:style-name="T1">Only</text:span></text:p>
          </draw:text-box>
        </draw:frame>
        <draw:connector draw:style-name="gr6" draw:text-style-name="P3" draw:layer="layout" svg:x1="53.55cm" svg:y1="13.465cm" svg:x2="37.719cm" svg:y2="36.022cm" draw:start-shape="id44" draw:start-glue-point="2" draw:end-shape="id45" draw:end-glue-point="1">
          <text:p text:style-name="P4"/>
        </draw:connector>
        <draw:connector draw:style-name="gr19" draw:text-style-name="P3" draw:layer="layout" svg:x1="44.263cm" svg:y1="10.322cm" svg:x2="53.55cm" svg:y2="12.282cm" draw:start-shape="id6" draw:start-glue-point="1" draw:end-shape="id44" draw:end-glue-point="0">
          <text:p text:style-name="P4"/>
        </draw:connector>
        <draw:frame draw:style-name="gr24" draw:text-style-name="P2" draw:id="id46" draw:layer="layout" svg:width="1.192cm" svg:height="1.183cm" svg:x="14.228cm" svg:y="13.883cm">
          <draw:text-box>
            <text:p text:style-name="P1"><text:span text:style-name="T1">Update</text:span></text:p>
            <text:p text:style-name="P1"><text:span text:style-name="T1">Text</text:span></text:p>
            <text:p text:style-name="P1"><text:span text:style-name="T1">Only</text:span></text:p>
          </draw:text-box>
        </draw:frame>
        <draw:connector draw:style-name="gr19" draw:text-style-name="P3" draw:layer="layout" svg:x1="22.39cm" svg:y1="10.32cm" svg:x2="14.824cm" svg:y2="13.883cm" draw:start-shape="id5" draw:start-glue-point="3" draw:end-shape="id46" draw:end-glue-point="0">
          <text:p text:style-name="P4"/>
        </draw:connector>
        <draw:connector draw:style-name="gr6" draw:text-style-name="P3" draw:layer="layout" svg:x1="14.824cm" svg:y1="15.066cm" svg:x2="34.985cm" svg:y2="36.022cm" draw:start-shape="id46" draw:start-glue-point="2" draw:end-shape="id45" draw:end-glue-point="3">
          <text:p text:style-name="P4"/>
        </draw:connector>
        <draw:connector draw:style-name="gr6" draw:text-style-name="P3" draw:layer="layout" draw:line-skew="-0.05cm" svg:x1="74.15cm" svg:y1="42.96cm" svg:x2="68.04cm" svg:y2="52.227cm" draw:start-shape="id47" draw:start-glue-point="3" draw:end-shape="id28" draw:end-glue-point="1">
          <text:p text:style-name="P4"/>
        </draw:connector>
        <draw:connector draw:style-name="gr6" draw:text-style-name="P3" draw:layer="layout" svg:x1="75.244cm" svg:y1="41.185cm" svg:x2="75.248cm" svg:y2="42.32cm" draw:start-shape="id43" draw:start-glue-point="2" draw:end-shape="id47" draw:end-glue-point="0">
          <text:p text:style-name="P4"/>
        </draw:connector>
        <draw:circle draw:style-name="gr22" draw:text-style-name="P3" draw:layer="layout" svg:width="0.424cm" svg:height="0.424cm" svg:x="55.976cm" svg:y="38.413cm">
          <text:p text:style-name="P4"/>
        </draw:circle>
        <draw:connector draw:style-name="gr19" draw:text-style-name="P3" draw:layer="layout" svg:x1="22.39cm" svg:y1="10.32cm" svg:x2="20.343cm" svg:y2="14.26cm" draw:start-shape="id5" draw:start-glue-point="3" draw:end-shape="id48" draw:end-glue-point="0">
          <text:p text:style-name="P4"/>
        </draw:connector>
        <draw:connector draw:style-name="gr6" draw:text-style-name="P3" draw:layer="layout" svg:x1="20.343cm" svg:y1="15.049cm" svg:x2="20.344cm" svg:y2="26.121cm" draw:start-shape="id48" draw:start-glue-point="2" draw:end-shape="id11" draw:end-glue-point="0">
          <text:p text:style-name="P4"/>
        </draw:connector>
        <draw:connector draw:style-name="gr6" draw:text-style-name="P3" draw:layer="layout" svg:x1="17.449cm" svg:y1="13.169cm" svg:x2="17.449cm" svg:y2="16.818cm" draw:start-shape="id49" draw:start-glue-point="2" draw:end-shape="id10" draw:end-glue-point="0">
          <text:p text:style-name="P4"/>
        </draw:connector>
        <draw:connector draw:style-name="gr19" draw:text-style-name="P3" draw:layer="layout" svg:x1="22.39cm" svg:y1="10.32cm" svg:x2="17.449cm" svg:y2="12.38cm" draw:start-shape="id5" draw:start-glue-point="3" draw:end-shape="id49" draw:end-glue-point="0">
          <text:p text:style-name="P4"/>
        </draw:connector>
        <draw:connector draw:style-name="gr6" draw:text-style-name="P3" draw:layer="layout" svg:x1="69.391cm" svg:y1="30.566cm" svg:x2="66.942cm" svg:y2="51.587cm" draw:start-shape="id38" draw:start-glue-point="3" draw:end-shape="id28" draw:end-glue-point="0">
          <text:p text:style-name="P4"/>
        </draw:connector>
        <draw:rect draw:style-name="gr25" draw:text-style-name="P2" draw:id="id50" draw:layer="layout" svg:width="2.196cm" svg:height="1.281cm" svg:x="52.546cm" svg:y="2.28cm" draw:corner-radius="0.5cm">
          <text:p text:style-name="P1"><text:span text:style-name="T1">index</text:span></text:p>
        </draw:rect>
        <draw:connector draw:style-name="gr6" draw:text-style-name="P3" draw:layer="layout" svg:x1="54.742cm" svg:y1="2.92cm" svg:x2="57.345cm" svg:y2="2.919cm" draw:start-shape="id50" draw:start-glue-point="1" draw:end-shape="id1" draw:end-glue-point="3">
          <text:p text:style-name="P4"/>
        </draw:connector>
        <draw:rect draw:style-name="gr25" draw:text-style-name="P2" draw:id="id11" draw:layer="layout" svg:width="3.291cm" svg:height="1.281cm" svg:x="18.699cm" svg:y="26.121cm" draw:corner-radius="0.5cm">
          <text:p text:style-name="P1"><text:span text:style-name="T1">noFurtherActFunc</text:span></text:p>
        </draw:rect>
        <draw:connector draw:style-name="gr6" draw:text-style-name="P3" draw:layer="layout" svg:x1="20.344cm" svg:y1="27.402cm" svg:x2="34.985cm" svg:y2="36.022cm" draw:start-shape="id11" draw:start-glue-point="2" draw:end-shape="id45" draw:end-glue-point="3">
          <text:p text:style-name="P4"/>
        </draw:connector>
        <draw:rect draw:style-name="gr1" draw:text-style-name="P2" draw:id="id12" draw:layer="layout" svg:width="2.5cm" svg:height="1.281cm" svg:x="35.103cm" svg:y="37.982cm" draw:corner-radius="0.5cm">
          <text:p text:style-name="P1"><text:span text:style-name="T1">updateStatus</text:span></text:p>
        </draw:rect>
        <draw:connector draw:style-name="gr6" draw:text-style-name="P3" draw:layer="layout" svg:x1="36.352cm" svg:y1="36.663cm" svg:x2="36.353cm" svg:y2="37.982cm" draw:start-shape="id45" draw:start-glue-point="2" draw:end-shape="id12" draw:end-glue-point="0">
          <text:p text:style-name="P4"/>
        </draw:connector>
        <draw:rect draw:style-name="gr25" draw:text-style-name="P2" draw:id="id45" draw:layer="layout" svg:width="2.734cm" svg:height="1.281cm" svg:x="34.985cm" svg:y="35.382cm" draw:corner-radius="0.5cm">
          <text:p text:style-name="P1"><text:span text:style-name="T1">addTextFunc</text:span></text:p>
        </draw:rect>
        <draw:connector draw:style-name="gr9" draw:text-style-name="P3" draw:layer="layout" svg:x1="44.263cm" svg:y1="10.322cm" svg:x2="47.4cm" svg:y2="13.067cm" draw:start-shape="id6" draw:start-glue-point="1" draw:end-shape="id51" draw:end-glue-point="0">
          <text:p text:style-name="P4"/>
        </draw:connector>
        <draw:frame draw:style-name="gr26" draw:text-style-name="P7" draw:id="id51" draw:layer="layout" svg:width="0.873cm" svg:height="0.395cm" svg:x="46.964cm" svg:y="13.067cm">
          <draw:text-box>
            <text:p text:style-name="P6"><text:span text:style-name="T1">Clear</text:span></text:p>
          </draw:text-box>
        </draw:frame>
        <draw:connector draw:style-name="gr6" draw:text-style-name="P3" draw:layer="layout" svg:x1="42.886cm" svg:y1="13.461cm" svg:x2="31.68cm" svg:y2="19.957cm" draw:start-shape="id19" draw:start-glue-point="2" draw:end-shape="id8" draw:end-glue-point="1">
          <text:p text:style-name="P4"/>
        </draw:connector>
        <draw:rect draw:style-name="gr25" draw:text-style-name="P2" draw:id="id52" draw:layer="layout" svg:width="3.064cm" svg:height="1.281cm" svg:x="45.877cm" svg:y="31.383cm" draw:corner-radius="0.5cm">
          <text:p text:style-name="P1"><text:span text:style-name="T1">clearDefaultFunc</text:span></text:p>
        </draw:rect>
        <draw:connector draw:style-name="gr6" draw:text-style-name="P3" draw:layer="layout" svg:x1="47.4cm" svg:y1="13.462cm" svg:x2="47.409cm" svg:y2="31.383cm" draw:start-shape="id51" draw:start-glue-point="2" draw:end-shape="id52" draw:end-glue-point="0">
          <text:p text:style-name="P4"/>
        </draw:connector>
        <draw:connector draw:style-name="gr6" draw:text-style-name="P3" draw:layer="layout" svg:x1="47.409cm" svg:y1="32.664cm" svg:x2="37.719cm" svg:y2="36.022cm" draw:start-shape="id52" draw:start-glue-point="2" draw:end-shape="id45" draw:end-glue-point="1">
          <text:p text:style-name="P4"/>
        </draw:connector>
        <draw:rect draw:style-name="gr25" draw:text-style-name="P2" draw:id="id53" draw:layer="layout" svg:width="3.064cm" svg:height="1.281cm" svg:x="49.799cm" svg:y="31.384cm" draw:corner-radius="0.5cm">
          <text:p text:style-name="P1"><text:span text:style-name="T1">creditFunc</text:span></text:p>
        </draw:rect>
        <draw:connector draw:style-name="gr6" draw:text-style-name="P3" draw:layer="layout" svg:x1="51.331cm" svg:y1="13.455cm" svg:x2="51.331cm" svg:y2="31.384cm" draw:start-shape="id7" draw:start-glue-point="2" draw:end-shape="id53" draw:end-glue-point="0">
          <text:p text:style-name="P4"/>
        </draw:connector>
        <draw:connector draw:style-name="gr6" draw:text-style-name="P3" draw:layer="layout" svg:x1="51.331cm" svg:y1="32.665cm" svg:x2="37.719cm" svg:y2="36.022cm" draw:start-shape="id53" draw:start-glue-point="2" draw:end-shape="id45" draw:end-glue-point="1">
          <text:p text:style-name="P4"/>
        </draw:connector>
        <draw:rect draw:style-name="gr25" draw:text-style-name="P2" draw:id="id18" draw:layer="layout" svg:width="3.368cm" svg:height="1.281cm" svg:x="34.648cm" svg:y="23.984cm" draw:corner-radius="0.5cm">
          <draw:glue-point draw:id="4" svg:x="-3.538cm" svg:y="4.808cm"/>
          <draw:glue-point draw:id="5" svg:x="3.532cm" svg:y="4.808cm"/>
          <text:p text:style-name="P1"><text:span text:style-name="T1">addComplaintFunc</text:span></text:p>
        </draw:rect>
        <draw:rect draw:style-name="gr25" draw:text-style-name="P2" draw:id="id55" draw:layer="layout" svg:width="4.063cm" svg:height="1.281cm" svg:x="34.331cm" svg:y="31.384cm" draw:corner-radius="0.5cm">
          <draw:glue-point draw:id="4" svg:x="-3.037cm" svg:y="-5.245cm"/>
          <draw:glue-point draw:id="5" svg:x="3.089cm" svg:y="-5.042cm"/>
          <text:p text:style-name="P1"><text:span text:style-name="T1">addDefaultFunc</text:span></text:p>
        </draw:rect>
        <draw:rect draw:style-name="gr25" draw:text-style-name="P2" draw:id="id54" draw:layer="layout" svg:width="2.725cm" svg:height="1.281cm" svg:x="26.602cm" svg:y="31.385cm" draw:corner-radius="0.5cm">
          <text:p text:style-name="P1"><text:span text:style-name="T1">reDefaultFunc</text:span></text:p>
        </draw:rect>
        <draw:connector draw:style-name="gr6" draw:text-style-name="P3" draw:layer="layout" svg:x1="27.964cm" svg:y1="32.666cm" svg:x2="34.985cm" svg:y2="36.022cm" draw:start-shape="id54" draw:start-glue-point="2" draw:end-shape="id45" draw:end-glue-point="3">
          <text:p text:style-name="P4"/>
        </draw:connector>
        <draw:connector draw:style-name="gr6" draw:text-style-name="P3" draw:layer="layout" svg:x1="36.362cm" svg:y1="32.665cm" svg:x2="36.352cm" svg:y2="35.382cm" draw:start-shape="id55" draw:start-glue-point="2" draw:end-shape="id45" draw:end-glue-point="0">
          <text:p text:style-name="P4"/>
        </draw:connector>
        <draw:connector draw:style-name="gr6" draw:text-style-name="P3" draw:layer="layout" svg:x1="38.394cm" svg:y1="32.024cm" svg:x2="45.877cm" svg:y2="32.023cm" draw:start-shape="id55" draw:start-glue-point="1" draw:end-shape="id52" draw:end-glue-point="3">
          <text:p text:style-name="P4"/>
        </draw:connector>
        <draw:frame draw:style-name="gr27" draw:text-style-name="P2" draw:layer="layout" svg:width="1.424cm" svg:height="1.577cm" svg:x="38.346cm" svg:y="30.42cm">
          <draw:text-box>
            <text:p text:style-name="P1"><text:span text:style-name="T1">Clear the</text:span></text:p>
            <text:p text:style-name="P1"><text:span text:style-name="T1">Default</text:span></text:p>
            <text:p text:style-name="P1"><text:span text:style-name="T1">Just</text:span></text:p>
            <text:p text:style-name="P1"><text:span text:style-name="T1">Made</text:span></text:p>
          </draw:text-box>
        </draw:frame>
        <draw:rect draw:style-name="gr1" draw:text-style-name="P2" draw:id="id56" draw:layer="layout" svg:width="2.818cm" svg:height="1.281cm" svg:x="78.039cm" svg:y="42.321cm" draw:corner-radius="0.5cm">
          <text:p text:style-name="P1"><text:span text:style-name="T1">enfSuspectMain</text:span></text:p>
        </draw:rect>
        <draw:connector draw:style-name="gr6" draw:text-style-name="P3" draw:layer="layout" svg:x1="76.346cm" svg:y1="42.96cm" svg:x2="78.039cm" svg:y2="42.961cm" draw:start-shape="id47" draw:start-glue-point="1" draw:end-shape="id56" draw:end-glue-point="3">
          <text:p text:style-name="P4"/>
        </draw:connector>
        <draw:rect draw:style-name="gr1" draw:text-style-name="P2" draw:id="id61" draw:layer="layout" svg:width="2.818cm" svg:height="1.281cm" svg:x="82.139cm" svg:y="42.322cm" draw:corner-radius="0.5cm">
          <text:p text:style-name="P1"><text:span text:style-name="T1">enfSuspectNew</text:span></text:p>
        </draw:rect>
        <draw:rect draw:style-name="gr1" draw:text-style-name="P2" draw:id="id64" draw:layer="layout" svg:width="3.136cm" svg:height="1.281cm" svg:x="81.98cm" svg:y="46.923cm" draw:corner-radius="0.5cm">
          <text:p text:style-name="P1"><text:span text:style-name="T1">enfSuspectNewCo</text:span></text:p>
        </draw:rect>
        <draw:rect draw:style-name="gr1" draw:text-style-name="P2" draw:id="id57" draw:layer="layout" svg:width="2.818cm" svg:height="1.281cm" svg:x="78.039cm" svg:y="44.622cm" draw:corner-radius="0.5cm">
          <text:p text:style-name="P1"><text:span text:style-name="T1">enfSuspectAdd</text:span></text:p>
        </draw:rect>
        <draw:rect draw:style-name="gr1" draw:text-style-name="P2" draw:id="id58" draw:layer="layout" svg:width="3.24cm" svg:height="1.281cm" svg:x="77.828cm" svg:y="46.923cm" draw:corner-radius="0.5cm">
          <text:p text:style-name="P1"><text:span text:style-name="T1">enfSuspectDetails</text:span></text:p>
        </draw:rect>
        <draw:rect draw:style-name="gr1" draw:text-style-name="P2" draw:id="id59" draw:layer="layout" svg:width="2.818cm" svg:height="1.281cm" svg:x="78.039cm" svg:y="49.224cm" draw:corner-radius="0.5cm">
          <text:p text:style-name="P1"><text:span text:style-name="T1">enfSuspectText</text:span></text:p>
        </draw:rect>
        <draw:connector draw:style-name="gr6" draw:text-style-name="P3" draw:layer="layout" svg:x1="79.448cm" svg:y1="43.602cm" svg:x2="79.448cm" svg:y2="44.622cm" draw:start-shape="id56" draw:start-glue-point="2" draw:end-shape="id57" draw:end-glue-point="0">
          <text:p text:style-name="P4"/>
        </draw:connector>
        <draw:connector draw:style-name="gr6" draw:text-style-name="P3" draw:layer="layout" svg:x1="79.448cm" svg:y1="45.903cm" svg:x2="79.448cm" svg:y2="46.923cm" draw:start-shape="id57" draw:start-glue-point="2" draw:end-shape="id58" draw:end-glue-point="0">
          <text:p text:style-name="P4"/>
        </draw:connector>
        <draw:connector draw:style-name="gr6" draw:text-style-name="P3" draw:layer="layout" svg:x1="79.448cm" svg:y1="48.204cm" svg:x2="79.448cm" svg:y2="49.224cm" draw:start-shape="id58" draw:start-glue-point="2" draw:end-shape="id59" draw:end-glue-point="0">
          <text:p text:style-name="P4"/>
        </draw:connector>
        <draw:connector draw:style-name="gr9" draw:text-style-name="P3" draw:layer="layout" svg:x1="78.039cm" svg:y1="45.262cm" svg:x2="76.91cm" svg:y2="46.179cm" draw:start-shape="id57" draw:start-glue-point="3" draw:end-shape="id60" draw:end-glue-point="0">
          <text:p text:style-name="P4"/>
        </draw:connector>
        <draw:connector draw:style-name="gr6" draw:text-style-name="P3" draw:layer="layout" svg:x1="80.857cm" svg:y1="42.961cm" svg:x2="82.139cm" svg:y2="42.962cm" draw:start-shape="id56" draw:start-glue-point="1" draw:end-shape="id61" draw:end-glue-point="3">
          <text:p text:style-name="P4"/>
        </draw:connector>
        <draw:connector draw:style-name="gr9" draw:text-style-name="P3" draw:layer="layout" svg:x1="84.957cm" svg:y1="42.962cm" svg:x2="86.061cm" svg:y2="44.881cm" draw:start-shape="id61" draw:start-glue-point="1" draw:end-shape="id62" draw:end-glue-point="0">
          <text:p text:style-name="P4"/>
        </draw:connector>
        <draw:connector draw:style-name="gr9" draw:text-style-name="P3" draw:layer="layout" svg:x1="83.548cm" svg:y1="43.603cm" svg:x2="83.56cm" svg:y2="44.879cm" draw:start-shape="id61" draw:start-glue-point="2" draw:end-shape="id63" draw:end-glue-point="0">
          <text:p text:style-name="P4"/>
        </draw:connector>
        <draw:connector draw:style-name="gr6" draw:text-style-name="P3" draw:layer="layout" svg:x1="83.548cm" svg:y1="48.204cm" svg:x2="80.857cm" svg:y2="49.864cm" draw:start-shape="id64" draw:start-glue-point="2" draw:end-shape="id59" draw:end-glue-point="1">
          <text:p text:style-name="P4"/>
        </draw:connector>
        <draw:frame draw:style-name="gr14" draw:text-style-name="P5" draw:layer="layout" svg:width="1.007cm" svg:height="0.395cm" svg:x="81.006cm" svg:y="42.376cm">
          <draw:text-box>
            <text:p text:style-name="P4"><text:span text:style-name="T1">New</text:span></text:p>
          </draw:text-box>
        </draw:frame>
        <draw:frame draw:style-name="gr28" draw:text-style-name="P5" draw:layer="layout" svg:width="1.115cm" svg:height="0.395cm" svg:x="79.607cm" svg:y="43.777cm">
          <draw:text-box>
            <text:p text:style-name="P4"><text:span text:style-name="T1">Search</text:span></text:p>
          </draw:text-box>
        </draw:frame>
        <draw:frame draw:style-name="gr29" draw:text-style-name="P5" draw:layer="layout" svg:width="1.073cm" svg:height="0.395cm" svg:x="79.608cm" svg:y="46.078cm">
          <draw:text-box>
            <text:p text:style-name="P4"><text:span text:style-name="T1">Details</text:span></text:p>
          </draw:text-box>
        </draw:frame>
        <draw:frame draw:style-name="gr30" draw:text-style-name="P5" draw:id="id60" draw:layer="layout" svg:width="1.403cm" svg:height="0.395cm" svg:x="76.209cm" svg:y="46.179cm">
          <draw:text-box>
            <text:p text:style-name="P4"><text:span text:style-name="T1">Continue</text:span></text:p>
          </draw:text-box>
        </draw:frame>
        <draw:frame draw:style-name="gr31" draw:text-style-name="P2" draw:id="id63" draw:layer="layout" svg:width="1.501cm" svg:height="0.789cm" svg:x="82.81cm" svg:y="44.879cm">
          <draw:text-box>
            <text:p text:style-name="P1"><text:span text:style-name="T1">Company</text:span></text:p>
            <text:p text:style-name="P1"><text:span text:style-name="T1">Supplied</text:span></text:p>
          </draw:text-box>
        </draw:frame>
        <draw:connector draw:style-name="gr6" draw:text-style-name="P3" draw:layer="layout" svg:x1="83.56cm" svg:y1="45.668cm" svg:x2="83.548cm" svg:y2="46.923cm" draw:start-shape="id63" draw:start-glue-point="2" draw:end-shape="id64" draw:end-glue-point="0">
          <text:p text:style-name="P4"/>
        </draw:connector>
        <draw:frame draw:style-name="gr32" draw:text-style-name="P2" draw:id="id62" draw:layer="layout" svg:width="1.501cm" svg:height="1.183cm" svg:x="85.311cm" svg:y="44.881cm">
          <draw:text-box>
            <text:p text:style-name="P1"><text:span text:style-name="T1">No</text:span></text:p>
            <text:p text:style-name="P1"><text:span text:style-name="T1">Company</text:span></text:p>
            <text:p text:style-name="P1"><text:span text:style-name="T1">Supplied</text:span></text:p>
          </draw:text-box>
        </draw:frame>
        <draw:connector draw:style-name="gr6" draw:text-style-name="P3" draw:layer="layout" svg:x1="86.061cm" svg:y1="46.064cm" svg:x2="80.857cm" svg:y2="49.864cm" draw:start-shape="id62" draw:start-glue-point="2" draw:end-shape="id59" draw:end-glue-point="1">
          <text:p text:style-name="P4"/>
        </draw:connector>
        <draw:connector draw:style-name="gr6" draw:text-style-name="P3" draw:layer="layout" svg:x1="76.91cm" svg:y1="46.574cm" svg:x2="78.039cm" svg:y2="49.864cm" draw:start-shape="id60" draw:start-glue-point="2" draw:end-shape="id59" draw:end-glue-point="3">
          <text:p text:style-name="P4"/>
        </draw:connector>
        <draw:connector draw:style-name="gr6" draw:text-style-name="P3" draw:layer="layout" svg:x1="79.448cm" svg:y1="50.505cm" svg:x2="68.04cm" svg:y2="52.227cm" draw:start-shape="id59" draw:start-glue-point="2" draw:end-shape="id28" draw:end-glue-point="1">
          <text:p text:style-name="P4"/>
        </draw:connector>
        <draw:rect draw:style-name="gr25" draw:text-style-name="P2" draw:id="id37" draw:layer="layout" svg:width="3.897cm" svg:height="1.281cm" svg:x="34.403cm" svg:y="41.183cm" draw:corner-radius="0.5cm">
          <text:p text:style-name="P1"><text:span text:style-name="T1">addCompImportFunc</text:span></text:p>
        </draw:rect>
        <draw:circle draw:style-name="gr22" draw:text-style-name="P3" draw:layer="layout" svg:width="0.424cm" svg:height="0.424cm" svg:x="51.12cm" svg:y="24.409cm">
          <text:p text:style-name="P4"/>
        </draw:circle>
        <draw:circle draw:style-name="gr22" draw:text-style-name="P3" draw:layer="layout" svg:width="0.424cm" svg:height="0.424cm" svg:x="47.198cm" svg:y="24.409cm">
          <text:p text:style-name="P4"/>
        </draw:circle>
        <draw:circle draw:style-name="gr22" draw:text-style-name="P3" draw:layer="layout" svg:width="0.424cm" svg:height="0.424cm" svg:x="42.648cm" svg:y="17.227cm">
          <text:p text:style-name="P4"/>
        </draw:circle>
        <draw:circle draw:style-name="gr22" draw:text-style-name="P3" draw:layer="layout" svg:width="0.424cm" svg:height="0.424cm" svg:x="47.196cm" svg:y="17.227cm">
          <text:p text:style-name="P4"/>
        </draw:circle>
        <draw:circle draw:style-name="gr22" draw:text-style-name="P3" draw:layer="layout" svg:width="0.424cm" svg:height="0.424cm" svg:x="51.122cm" svg:y="17.227cm">
          <text:p text:style-name="P4"/>
        </draw:circle>
        <draw:frame draw:style-name="gr26" draw:text-style-name="P7" draw:layer="layout" svg:width="0.873cm" svg:height="0.395cm" svg:x="39.791cm" svg:y="24.167cm">
          <draw:text-box>
            <text:p text:style-name="P6"><text:span text:style-name="T1">Hold</text:span></text:p>
          </draw:text-box>
        </draw:frame>
        <draw:frame draw:style-name="gr28" draw:text-style-name="P7" draw:layer="layout" svg:width="1.115cm" svg:height="0.395cm" svg:x="32.592cm" svg:y="16.867cm">
          <draw:text-box>
            <text:p text:style-name="P6"><text:span text:style-name="T1">Default</text:span></text:p>
          </draw:text-box>
        </draw:frame>
        <draw:rect draw:style-name="gr25" draw:text-style-name="P2" draw:id="id75" draw:layer="layout" svg:width="3.064cm" svg:height="1.281cm" svg:x="38.948cm" svg:y="27.579cm" draw:corner-radius="0.5cm">
          <text:p text:style-name="P1"><text:span text:style-name="T1">addEnforceFunc</text:span></text:p>
        </draw:rect>
        <draw:connector draw:style-name="gr6" draw:text-style-name="P3" draw:layer="layout" svg:x1="37.629cm" svg:y1="29.964cm" svg:x2="37.617cm" svg:y2="31.384cm" draw:start-shape="id65" draw:start-glue-point="2" draw:end-shape="id55" draw:end-glue-point="5">
          <text:p text:style-name="P4"/>
        </draw:connector>
        <draw:circle draw:style-name="gr22" draw:text-style-name="P3" draw:layer="layout" svg:width="0.424cm" svg:height="0.424cm" svg:x="40.261cm" svg:y="31.809cm">
          <text:p text:style-name="P4"/>
        </draw:circle>
        <draw:connector draw:style-name="gr6" draw:text-style-name="P3" draw:layer="layout" svg:x1="35.142cm" svg:y1="28.672cm" svg:x2="35.129cm" svg:y2="31.384cm" draw:start-shape="id66" draw:start-glue-point="2" draw:end-shape="id55" draw:end-glue-point="4">
          <text:p text:style-name="P4"/>
        </draw:connector>
        <draw:connector draw:style-name="gr6" draw:text-style-name="P3" draw:layer="layout" svg:x1="36.351cm" svg:y1="41.183cm" svg:x2="36.353cm" svg:y2="39.263cm" draw:start-shape="id37" draw:start-glue-point="0" draw:end-shape="id12" draw:end-glue-point="2">
          <text:p text:style-name="P4"/>
        </draw:connector>
        <draw:frame draw:style-name="gr33" draw:text-style-name="P7" draw:layer="layout" svg:width="2.004cm" svg:height="0.395cm" svg:x="36.862cm" svg:y="26.464cm">
          <draw:text-box>
            <text:p text:style-name="P6"><text:span text:style-name="T1">Enforcement</text:span></text:p>
          </draw:text-box>
        </draw:frame>
        <draw:frame draw:style-name="gr34" draw:text-style-name="P2" draw:id="id66" draw:layer="layout" svg:width="2.004cm" svg:height="1.183cm" svg:x="34.14cm" svg:y="27.489cm">
          <draw:text-box>
            <text:p text:style-name="P1"><text:span text:style-name="T1">Default and</text:span></text:p>
            <text:p text:style-name="P1"><text:span text:style-name="T1">No </text:span></text:p>
            <text:p text:style-name="P1"><text:span text:style-name="T1">Enforcement</text:span></text:p>
          </draw:text-box>
        </draw:frame>
        <draw:connector draw:style-name="gr19" draw:text-style-name="P3" draw:layer="layout" svg:x1="35.141cm" svg:y1="25.239cm" svg:x2="35.142cm" svg:y2="27.489cm" draw:start-shape="id18" draw:start-glue-point="4" draw:end-shape="id66" draw:end-glue-point="0">
          <text:p text:style-name="P4"/>
        </draw:connector>
        <draw:frame draw:style-name="gr35" draw:text-style-name="P9" draw:layer="layout" svg:width="22.147cm" svg:height="8.363cm" svg:x="2.117cm" svg:y="50.483cm">
          <draw:text-box>
            <text:p text:style-name="P8"><text:span text:style-name="T1">* &lt;no cust dets&gt; Don't use the customer details section, assume no details. Switched via an application parameter:</text:span></text:p>
            <text:p text:style-name="P8"><text:span text:style-name="T1"><text:s text:c="3"/></text:span><text:span text:style-name="T1">&lt;%= ((String)application.getInitParameter("use_cust_dets"))trim().equals("N") %&gt;...</text:span></text:p>
            <text:p text:style-name="P8"><text:span text:style-name="T1"><text:s text:c="3"/></text:span><text:span text:style-name="T1">&lt;app:equalsInitParameter name="use_cust_dets" match="N" &gt;...</text:span></text:p>
            <text:p text:style-name="P8"><text:span text:style-name="T1"><text:s text:c="12"/></text:span></text:p>
            <text:p text:style-name="P8"><text:span text:style-name="T1">** &lt;Town Warden module&gt; If the Town Warden module is in use then the inspection route is not taken. switched via an application parameter:</text:span></text:p>
            <text:p text:style-name="P8"><text:span text:style-name="T1"><text:s text:c="4"/></text:span><text:span text:style-name="T1">&lt;%= ((String)application.getInitParameter("module"))trim().equals("pda-tw") %&gt;...</text:span></text:p>
            <text:p text:style-name="P8"><text:span text:style-name="T1"><text:s text:c="4"/></text:span><text:span text:style-name="T1">&lt;app:equalsInitParameter name="module" match="pda-tw" &gt;...</text:span></text:p>
            <text:p text:style-name="P8"><text:span text:style-name="T1"/></text:p>
            <text:p text:style-name="P8"><text:span text:style-name="T1">*** &lt;Inspections module&gt; If the Inspections module is in use then the fly capture route can be taken, </text:span></text:p>
            <text:p text:style-name="P8"><text:span text:style-name="T1"><text:s text:c="5"/></text:span><text:span text:style-name="T1">unless the Dart or Graffiti srervices are being used. switched via an application parameter:</text:span></text:p>
            <text:p text:style-name="P8"><text:span text:style-name="T1"><text:s text:c="5"/></text:span><text:span text:style-name="T1">&lt;%= ((String)application.getInitParameter("module"))trim().equals("pda-in") %&gt;...</text:span></text:p>
            <text:p text:style-name="P8"><text:span text:style-name="T1"><text:s text:c="5"/></text:span><text:span text:style-name="T1">&lt;app:equalsInitParameter name="module" match="pda-in" &gt;...</text:span></text:p>
            <text:p text:style-name="P8"><text:span text:style-name="T1"/></text:p>
            <text:p text:style-name="P8"><text:span text:style-name="T1">**** The dartDetails and graffDetails in the inspection and sched/comp routes are the </text:span></text:p>
            <text:p text:style-name="P8"><text:span text:style-name="T1"><text:s text:c="6"/></text:span><text:span text:style-name="T1">same form, which behaves slightly differently depending on which route is taken.</text:span></text:p>
            <text:p text:style-name="P8"><text:span text:style-name="T1"/></text:p>
            <text:p text:style-name="P8"><text:span text:style-name="T1">THE graffDetails, dartDetails AND wasteTypes BEANS ARE HAND CODED, AND IF THEY HAVE TO BE CHANGED THEY MUST BE </text:span></text:p>
            <text:p text:style-name="P8"><text:span text:style-name="T1">RECODED BY HAND.</text:span></text:p>
            <text:p text:style-name="P8"><text:span text:style-name="T1"/></text:p>
          </draw:text-box>
        </draw:frame>
        <draw:connector draw:style-name="gr6" draw:text-style-name="P3" draw:layer="layout" draw:line-skew="-1.304cm" svg:x1="66.944cm" svg:y1="23.58cm" svg:x2="75.796cm" svg:y2="31.982cm" draw:start-shape="id23" draw:start-glue-point="2" draw:end-shape="id39" draw:end-glue-point="5">
          <text:p text:style-name="P4"/>
        </draw:connector>
        <draw:frame draw:style-name="gr36" draw:text-style-name="P5" draw:layer="layout" svg:width="2.208cm" svg:height="2.759cm" svg:x="73.554cm" svg:y="26.635cm">
          <draw:text-box>
            <text:p text:style-name="P4"><text:span text:style-name="T1">Specific Fault</text:span></text:p>
            <text:p text:style-name="P4"><text:span text:style-name="T1">Codes, </text:span></text:p>
            <text:p text:style-name="P4"><text:span text:style-name="T1">Enhanced</text:span></text:p>
            <text:p text:style-name="P4"><text:span text:style-name="T1">Fly Capture</text:span></text:p>
            <text:p text:style-name="P4"><text:span text:style-name="T1">and</text:span></text:p>
            <text:p text:style-name="P4"><text:span text:style-name="T1">Inspections</text:span></text:p>
            <text:p text:style-name="P4"><text:span text:style-name="T1">Module***</text:span></text:p>
          </draw:text-box>
        </draw:frame>
        <draw:connector draw:style-name="gr6" draw:text-style-name="P3" draw:layer="layout" svg:x1="75.25cm" svg:y1="33.215cm" svg:x2="75.244cm" svg:y2="34.737cm" draw:start-shape="id39" draw:start-glue-point="2" draw:end-shape="id41" draw:end-glue-point="0">
          <text:p text:style-name="P4"/>
        </draw:connector>
        <draw:connector draw:style-name="gr6" draw:text-style-name="P3" draw:layer="layout" svg:x1="74.04cm" svg:y1="32.574cm" svg:x2="68.04cm" svg:y2="52.227cm" draw:start-shape="id39" draw:start-glue-point="3" draw:end-shape="id28" draw:end-glue-point="1">
          <text:p text:style-name="P4"/>
        </draw:connector>
        <draw:rect draw:style-name="gr37" draw:text-style-name="P10" draw:id="id73" draw:layer="layout" svg:width="3.104cm" svg:height="1.34cm" svg:x="5.511cm" svg:y="6.129cm" draw:corner-radius="0.5cm">
          <text:p text:style-name="P1"><text:span text:style-name="T1">surveySiteSearch</text:span></text:p>
        </draw:rect>
        <draw:rect draw:style-name="gr1" draw:text-style-name="P2" draw:id="id77" draw:layer="layout" svg:width="3.71cm" svg:height="1.281cm" svg:x="5.22cm" svg:y="10.429cm" draw:corner-radius="0.5cm">
          <text:p text:style-name="P1"><text:span text:style-name="T1">surveySiteLookup</text:span></text:p>
        </draw:rect>
        <draw:rect draw:style-name="gr1" draw:text-style-name="P2" draw:id="id81" draw:layer="layout" svg:width="4.339cm" svg:height="1.281cm" svg:x="2.074cm" svg:y="14.913cm" draw:corner-radius="0.5cm">
          <text:p text:style-name="P1"><text:span text:style-name="T1">surveyTransectMethod</text:span></text:p>
        </draw:rect>
        <draw:rect draw:style-name="gr1" draw:text-style-name="P2" draw:id="id80" draw:layer="layout" svg:width="2.842cm" svg:height="1.281cm" svg:x="8.744cm" svg:y="14.93cm" draw:corner-radius="0.5cm">
          <text:p text:style-name="P1"><text:span text:style-name="T1">surveyExisting</text:span></text:p>
        </draw:rect>
        <draw:rect draw:style-name="gr38" draw:text-style-name="P2" draw:id="id70" draw:layer="layout" svg:width="4.345cm" svg:height="1.217cm" svg:x="2.057cm" svg:y="18.836cm" draw:corner-radius="0.5cm">
          <text:p text:style-name="P1"><text:span text:style-name="T1">surveyTransectMeasure</text:span></text:p>
        </draw:rect>
        <draw:rect draw:style-name="gr1" draw:text-style-name="P2" draw:id="id68" draw:layer="layout" svg:width="3.092cm" svg:height="1.281cm" svg:x="2.689cm" svg:y="26.784cm" draw:corner-radius="0.5cm">
          <text:p text:style-name="P1"><text:span text:style-name="T1">surveyGrading</text:span></text:p>
        </draw:rect>
        <draw:rect draw:style-name="gr1" draw:text-style-name="P2" draw:id="id69" draw:layer="layout" svg:width="3.168cm" svg:height="1.456cm" svg:x="2.654cm" svg:y="30.819cm" draw:corner-radius="0.5cm">
          <text:p text:style-name="P1"><text:span text:style-name="T1">surveyConfirm</text:span></text:p>
        </draw:rect>
        <draw:connector draw:style-name="gr39" draw:text-style-name="P3" draw:layer="layout" svg:x1="10.164cm" svg:y1="18.989cm" svg:x2="5.781cm" svg:y2="27.424cm" draw:start-shape="id67" draw:start-glue-point="2" draw:end-shape="id68" draw:end-glue-point="1">
          <text:p text:style-name="P4"/>
        </draw:connector>
        <draw:connector draw:style-name="gr39" draw:text-style-name="P3" draw:layer="layout" svg:x1="4.235cm" svg:y1="28.065cm" svg:x2="4.238cm" svg:y2="30.819cm" draw:start-shape="id68" draw:start-glue-point="2" draw:end-shape="id69" draw:end-glue-point="0">
          <text:p text:style-name="P4"/>
        </draw:connector>
        <draw:frame draw:style-name="gr40" draw:text-style-name="P5" draw:id="id79" draw:layer="layout" svg:width="1.455cm" svg:height="1.183cm" svg:x="9.429cm" svg:y="12.113cm">
          <draw:text-box>
            <text:p text:style-name="P1"><text:span text:style-name="T2">Existing</text:span></text:p>
            <text:p text:style-name="P1"><text:span text:style-name="T2">Previous </text:span></text:p>
            <text:p text:style-name="P1"><text:span text:style-name="T2">Transect</text:span></text:p>
          </draw:text-box>
        </draw:frame>
        <draw:frame draw:style-name="gr40" draw:text-style-name="P2" draw:id="id78" draw:layer="layout" svg:width="1.486cm" svg:height="1.183cm" svg:x="3.48cm" svg:y="12.126cm">
          <draw:text-box>
            <text:p text:style-name="P1"><text:span text:style-name="T2">No</text:span></text:p>
            <text:p text:style-name="P1"><text:span text:style-name="T2">Previous</text:span></text:p>
            <text:p text:style-name="P1"><text:span text:style-name="T2">Transect</text:span></text:p>
          </draw:text-box>
        </draw:frame>
        <draw:frame draw:style-name="gr41" draw:text-style-name="P5" draw:layer="layout" svg:width="1.443cm" svg:height="1.294cm" svg:x="7.123cm" svg:y="14.292cm">
          <draw:text-box>
            <text:p text:style-name="P8"><text:span text:style-name="T1">Existing Transect not used</text:span></text:p>
          </draw:text-box>
        </draw:frame>
        <draw:frame draw:style-name="gr42" draw:text-style-name="P2" draw:id="id67" draw:layer="layout" svg:width="1.728cm" svg:height="1.235cm" svg:x="9.3cm" svg:y="17.754cm">
          <draw:text-box>
            <text:p text:style-name="P1"><text:span text:style-name="T1">Existing Transect used</text:span></text:p>
          </draw:text-box>
        </draw:frame>
        <draw:connector draw:style-name="gr39" draw:text-style-name="P3" draw:layer="layout" svg:x1="4.229cm" svg:y1="20.053cm" svg:x2="4.23cm" svg:y2="22.737cm" draw:start-shape="id70" draw:start-glue-point="2" draw:end-shape="id71" draw:end-glue-point="0">
          <text:p text:style-name="P4"/>
        </draw:connector>
        <draw:rect draw:style-name="gr25" draw:text-style-name="P2" draw:id="id72" draw:layer="layout" svg:width="3.291cm" svg:height="1.281cm" svg:x="2.576cm" svg:y="37.989cm" draw:corner-radius="0.5cm">
          <text:p text:style-name="P1"><text:span text:style-name="T1">addSurveyFunc</text:span></text:p>
        </draw:rect>
        <draw:connector draw:style-name="gr39" draw:text-style-name="P3" draw:layer="layout" svg:x1="4.238cm" svg:y1="32.275cm" svg:x2="4.221cm" svg:y2="37.989cm" draw:start-shape="id69" draw:start-glue-point="2" draw:end-shape="id72" draw:end-glue-point="0">
          <text:p text:style-name="P4"/>
        </draw:connector>
        <draw:connector draw:style-name="gr39" draw:text-style-name="P3" draw:layer="layout" svg:x1="57.346cm" svg:y1="5.021cm" svg:x2="7.063cm" svg:y2="6.129cm" draw:start-shape="id2" draw:start-glue-point="3" draw:end-shape="id73" draw:end-glue-point="0">
          <text:p text:style-name="P4"/>
        </draw:connector>
        <draw:connector draw:style-name="gr43" draw:text-style-name="P3" draw:layer="layout" svg:x1="5.867cm" svg:y1="38.629cm" svg:x2="35.103cm" svg:y2="38.622cm" draw:start-shape="id72" draw:start-glue-point="1" draw:end-shape="id12" draw:end-glue-point="3">
          <text:p text:style-name="P4"/>
        </draw:connector>
        <draw:rect draw:style-name="gr1" draw:text-style-name="P2" draw:id="id96" draw:layer="layout" svg:width="2.196cm" svg:height="1.281cm" svg:x="67.288cm" svg:y="19.174cm" draw:corner-radius="0.5cm">
          <text:p text:style-name="P1"><text:span text:style-name="T1">itemDetail</text:span></text:p>
        </draw:rect>
        <draw:rect draw:style-name="gr1" draw:text-style-name="P2" draw:id="id74" draw:layer="layout" svg:width="3.528cm" svg:height="1.263cm" svg:x="61cm" svg:y="10.29cm" draw:corner-radius="0.5cm">
          <text:p text:style-name="P1"><text:span text:style-name="T1">scheduleCollections</text:span></text:p>
        </draw:rect>
        <draw:connector draw:style-name="gr44" draw:text-style-name="P3" draw:layer="layout" svg:x1="64.528cm" svg:y1="10.921cm" svg:x2="66.005cm" svg:y2="10.922cm" draw:start-shape="id74" draw:start-glue-point="1" draw:end-shape="id13" draw:end-glue-point="3">
          <text:p text:style-name="P4"/>
        </draw:connector>
        <draw:connector draw:style-name="gr6" draw:text-style-name="P3" draw:layer="layout" svg:x1="40.48cm" svg:y1="28.86cm" svg:x2="37.719cm" svg:y2="36.022cm" draw:start-shape="id75" draw:start-glue-point="2" draw:end-shape="id45" draw:end-glue-point="1">
          <text:p text:style-name="P4"/>
        </draw:connector>
        <draw:frame draw:style-name="gr26" draw:text-style-name="P7" draw:layer="layout" svg:width="0.873cm" svg:height="0.395cm" svg:x="40.693cm" svg:y="29.168cm">
          <draw:text-box>
            <text:p text:style-name="P6"><text:span text:style-name="T1">Hold</text:span></text:p>
          </draw:text-box>
        </draw:frame>
        <draw:frame draw:style-name="gr34" draw:text-style-name="P7" draw:id="id76" draw:layer="layout" svg:width="2.004cm" svg:height="1.183cm" svg:x="31.313cm" svg:y="27.487cm">
          <draw:text-box>
            <text:p text:style-name="P1"><text:span text:style-name="T1">Hold and</text:span></text:p>
            <text:p text:style-name="P1"><text:span text:style-name="T1">No</text:span></text:p>
            <text:p text:style-name="P1"><text:span text:style-name="T1">Enforcement</text:span></text:p>
          </draw:text-box>
        </draw:frame>
        <draw:frame draw:style-name="gr28" draw:text-style-name="P7" draw:id="id65" draw:layer="layout" svg:width="1.115cm" svg:height="0.395cm" svg:x="37.072cm" svg:y="29.569cm">
          <draw:text-box>
            <text:p text:style-name="P6"><text:span text:style-name="T1">Default</text:span></text:p>
          </draw:text-box>
        </draw:frame>
        <draw:connector draw:style-name="gr19" draw:text-style-name="P3" draw:layer="layout" svg:x1="38.948cm" svg:y1="28.219cm" svg:x2="37.629cm" svg:y2="29.569cm" draw:start-shape="id75" draw:start-glue-point="3" draw:end-shape="id65" draw:end-glue-point="0">
          <text:p text:style-name="P4"/>
        </draw:connector>
        <draw:circle draw:style-name="gr22" draw:text-style-name="P3" draw:layer="layout" svg:width="0.424cm" svg:height="0.424cm" svg:x="53.32cm" svg:y="24.409cm">
          <text:p text:style-name="P4"/>
        </draw:circle>
        <draw:circle draw:style-name="gr22" draw:text-style-name="P3" draw:layer="layout" svg:width="0.424cm" svg:height="0.424cm" svg:x="53.322cm" svg:y="17.227cm">
          <text:p text:style-name="P4"/>
        </draw:circle>
        <draw:frame draw:style-name="gr28" draw:text-style-name="P7" draw:layer="layout" svg:width="1.115cm" svg:height="0.395cm" svg:x="54.393cm" svg:y="16.868cm">
          <draw:text-box>
            <text:p text:style-name="P6"><text:span text:style-name="T1">Default</text:span></text:p>
          </draw:text-box>
        </draw:frame>
        <draw:frame draw:style-name="gr26" draw:text-style-name="P7" draw:layer="layout" svg:width="0.873cm" svg:height="0.395cm" svg:x="54.492cm" svg:y="24.168cm">
          <draw:text-box>
            <text:p text:style-name="P6"><text:span text:style-name="T1">Hold</text:span></text:p>
          </draw:text-box>
        </draw:frame>
        <draw:connector draw:style-name="gr6" draw:text-style-name="P3" draw:layer="layout" draw:line-skew="7.436cm" svg:x1="65.844cm" svg:y1="52.227cm" svg:x2="31.68cm" svg:y2="17.438cm" draw:start-shape="id28" draw:start-glue-point="3" draw:end-shape="id22" draw:end-glue-point="1">
          <text:p text:style-name="P4"/>
        </draw:connector>
        <draw:connector draw:style-name="gr6" draw:text-style-name="P3" draw:layer="layout" draw:line-skew="4.218cm" svg:x1="65.844cm" svg:y1="52.227cm" svg:x2="38.016cm" svg:y2="24.624cm" draw:start-shape="id28" draw:start-glue-point="3" draw:end-shape="id18" draw:end-glue-point="1">
          <text:p text:style-name="P4"/>
        </draw:connector>
        <draw:connector draw:style-name="gr19" draw:text-style-name="P3" draw:layer="layout" draw:type="lines" svg:x1="35.141cm" svg:y1="25.239cm" svg:x2="32.315cm" svg:y2="27.487cm" draw:start-shape="id18" draw:start-glue-point="4" draw:end-shape="id76" draw:end-glue-point="0">
          <text:p text:style-name="P4"/>
        </draw:connector>
        <draw:connector draw:style-name="gr6" draw:text-style-name="P3" draw:layer="layout" draw:type="lines" svg:x1="37.521cm" svg:y1="25.239cm" svg:x2="40.48cm" svg:y2="27.579cm" draw:start-shape="id18" draw:start-glue-point="5" draw:end-shape="id75" draw:end-glue-point="0">
          <text:p text:style-name="P4"/>
        </draw:connector>
        <draw:connector draw:style-name="gr9" draw:text-style-name="P3" draw:layer="layout" svg:x1="5.22cm" svg:y1="11.069cm" svg:x2="4.223cm" svg:y2="12.126cm" draw:start-shape="id77" draw:start-glue-point="3" draw:end-shape="id78" draw:end-glue-point="0">
          <text:p text:style-name="P4"/>
        </draw:connector>
        <draw:connector draw:style-name="gr9" draw:text-style-name="P3" draw:layer="layout" svg:x1="8.93cm" svg:y1="11.069cm" svg:x2="10.156cm" svg:y2="12.113cm" draw:start-shape="id77" draw:start-glue-point="1" draw:end-shape="id79" draw:end-glue-point="0">
          <text:p text:style-name="P4"/>
        </draw:connector>
        <draw:connector draw:style-name="gr9" draw:text-style-name="P3" draw:layer="layout" draw:line-skew="-1.221cm" svg:x1="33.544cm" svg:y1="7.462cm" svg:x2="4.223cm" svg:y2="12.126cm" draw:start-shape="id4" draw:start-glue-point="2" draw:end-shape="id78" draw:end-glue-point="0">
          <text:p text:style-name="P4"/>
        </draw:connector>
        <draw:connector draw:style-name="gr9" draw:text-style-name="P3" draw:layer="layout" draw:line-skew="-1.215cm" svg:x1="33.544cm" svg:y1="7.462cm" svg:x2="10.156cm" svg:y2="12.113cm" draw:start-shape="id4" draw:start-glue-point="2" draw:end-shape="id79" draw:end-glue-point="0">
          <text:p text:style-name="P4"/>
        </draw:connector>
        <draw:connector draw:style-name="gr19" draw:text-style-name="P3" draw:layer="layout" svg:x1="10.165cm" svg:y1="16.211cm" svg:x2="10.164cm" svg:y2="17.754cm" draw:start-shape="id80" draw:start-glue-point="2" draw:end-shape="id67" draw:end-glue-point="0">
          <text:p text:style-name="P4"/>
        </draw:connector>
        <draw:connector draw:style-name="gr6" draw:text-style-name="P3" draw:layer="layout" svg:x1="8.744cm" svg:y1="15.57cm" svg:x2="6.413cm" svg:y2="15.553cm" draw:start-shape="id80" draw:start-glue-point="3" draw:end-shape="id81" draw:end-glue-point="1">
          <text:p text:style-name="P4"/>
        </draw:connector>
        <draw:connector draw:style-name="gr6" draw:text-style-name="P3" draw:layer="layout" svg:x1="4.243cm" svg:y1="16.194cm" svg:x2="4.229cm" svg:y2="18.836cm" draw:start-shape="id81" draw:start-glue-point="2" draw:end-shape="id70" draw:end-glue-point="0">
          <text:p text:style-name="P4"/>
        </draw:connector>
        <draw:connector draw:style-name="gr6" draw:text-style-name="P3" draw:layer="layout" svg:x1="4.223cm" svg:y1="13.309cm" svg:x2="4.243cm" svg:y2="14.913cm" draw:start-shape="id78" draw:start-glue-point="2" draw:end-shape="id81" draw:end-glue-point="0">
          <text:p text:style-name="P4"/>
        </draw:connector>
        <draw:connector draw:style-name="gr6" draw:text-style-name="P3" draw:layer="layout" svg:x1="10.156cm" svg:y1="13.296cm" svg:x2="10.165cm" svg:y2="14.93cm" draw:start-shape="id79" draw:start-glue-point="2" draw:end-shape="id80" draw:end-glue-point="0">
          <text:p text:style-name="P4"/>
        </draw:connector>
        <draw:circle draw:style-name="gr22" draw:text-style-name="P3" draw:layer="layout" svg:width="0.424cm" svg:height="0.424cm" svg:x="6.841cm" svg:y="8.363cm">
          <text:p text:style-name="P4"/>
        </draw:circle>
        <draw:connector draw:style-name="gr39" draw:text-style-name="P3" draw:layer="layout" svg:x1="7.063cm" svg:y1="7.469cm" svg:x2="7.075cm" svg:y2="10.429cm" draw:start-shape="id73" draw:start-glue-point="2" draw:end-shape="id77" draw:end-glue-point="0">
          <text:p text:style-name="P4"/>
        </draw:connector>
        <draw:rect draw:style-name="gr1" draw:text-style-name="P2" draw:id="id82" draw:layer="layout" svg:width="2.756cm" svg:height="1.281cm" svg:x="21.004cm" svg:y="20.318cm" draw:corner-radius="0.5cm">
          <text:p text:style-name="P1"><text:span text:style-name="T1">****graffDetails</text:span></text:p>
        </draw:rect>
        <draw:rect draw:style-name="gr1" draw:text-style-name="P2" draw:id="id83" draw:layer="layout" svg:width="2.4cm" svg:height="1.281cm" svg:x="24.482cm" svg:y="20.318cm" draw:corner-radius="0.5cm">
          <text:p text:style-name="P1"><text:span text:style-name="T1">****dartDetails</text:span></text:p>
        </draw:rect>
        <draw:connector draw:style-name="gr6" draw:text-style-name="P3" draw:layer="layout" draw:type="lines" draw:line-skew="4.229cm -0.433cm" svg:x1="24.075cm" svg:y1="12.76cm" svg:x2="22.382cm" svg:y2="20.318cm" draw:start-shape="id20" draw:start-glue-point="2" draw:end-shape="id82" draw:end-glue-point="0">
          <text:p text:style-name="P4"/>
        </draw:connector>
        <draw:connector draw:style-name="gr6" draw:text-style-name="P3" draw:layer="layout" draw:type="lines" draw:line-skew="4.229cm -0.433cm" svg:x1="24.075cm" svg:y1="12.76cm" svg:x2="25.682cm" svg:y2="20.318cm" draw:start-shape="id20" draw:start-glue-point="2" draw:end-shape="id83" draw:end-glue-point="0">
          <text:p text:style-name="P4"/>
        </draw:connector>
        <draw:frame draw:style-name="gr45" draw:text-style-name="P5" draw:layer="layout" svg:width="1.17cm" svg:height="0.789cm" svg:x="25.154cm" svg:y="17.961cm">
          <draw:text-box>
            <text:p text:style-name="P4"><text:span text:style-name="T1">Dart</text:span></text:p>
            <text:p text:style-name="P4"><text:span text:style-name="T1">Service</text:span></text:p>
          </draw:text-box>
        </draw:frame>
        <draw:frame draw:style-name="gr45" draw:text-style-name="P5" draw:layer="layout" svg:width="1.17cm" svg:height="0.789cm" svg:x="21.754cm" svg:y="17.962cm">
          <draw:text-box>
            <text:p text:style-name="P4"><text:span text:style-name="T1">Graffiti</text:span></text:p>
            <text:p text:style-name="P4"><text:span text:style-name="T1">Service</text:span></text:p>
          </draw:text-box>
        </draw:frame>
        <draw:frame draw:style-name="gr46" draw:text-style-name="P5" draw:layer="layout" svg:width="1.805cm" svg:height="1.183cm" svg:x="26.454cm" svg:y="14.711cm">
          <draw:text-box>
            <text:p text:style-name="P4"><text:span text:style-name="T1">Non </text:span></text:p>
            <text:p text:style-name="P4"><text:span text:style-name="T1">Dart/Graffiti</text:span></text:p>
            <text:p text:style-name="P4"><text:span text:style-name="T1">Service</text:span></text:p>
          </draw:text-box>
        </draw:frame>
        <draw:connector draw:style-name="gr6" draw:text-style-name="P3" draw:layer="layout" svg:x1="29.151cm" svg:y1="22.653cm" svg:x2="27.964cm" svg:y2="31.385cm" draw:start-shape="id9" draw:start-glue-point="3" draw:end-shape="id54" draw:end-glue-point="0">
          <text:p text:style-name="P4"/>
        </draw:connector>
        <draw:connector draw:style-name="gr6" draw:text-style-name="P3" draw:layer="layout" svg:x1="30.582cm" svg:y1="23.294cm" svg:x2="34.331cm" svg:y2="32.024cm" draw:start-shape="id9" draw:start-glue-point="2" draw:end-shape="id55" draw:end-glue-point="3">
          <text:p text:style-name="P4"/>
        </draw:connector>
        <draw:circle draw:style-name="gr22" draw:text-style-name="P3" draw:layer="layout" svg:width="0.424cm" svg:height="0.424cm" svg:x="32.098cm" svg:y="31.809cm">
          <text:p text:style-name="P4"/>
        </draw:circle>
        <draw:connector draw:style-name="gr6" draw:text-style-name="P3" draw:layer="layout" svg:x1="32.315cm" svg:y1="28.67cm" svg:x2="34.985cm" svg:y2="36.022cm" draw:start-shape="id76" draw:start-glue-point="2" draw:end-shape="id45" draw:end-glue-point="3">
          <text:p text:style-name="P4"/>
        </draw:connector>
        <draw:connector draw:style-name="gr6" draw:text-style-name="P3" draw:layer="layout" draw:type="lines" draw:line-skew="0cm -0.182cm" svg:x1="76.605cm" svg:y1="7.449cm" svg:x2="80.357cm" svg:y2="9.334cm" draw:start-shape="id29" draw:start-glue-point="2" draw:end-shape="id84" draw:end-glue-point="0">
          <text:p text:style-name="P4"/>
        </draw:connector>
        <draw:connector draw:style-name="gr6" draw:text-style-name="P3" draw:layer="layout" draw:line-skew="0.207cm" svg:x1="81.891cm" svg:y1="9.974cm" svg:x2="77.703cm" svg:y2="6.808cm" draw:start-shape="id84" draw:start-glue-point="1" draw:end-shape="id29" draw:end-glue-point="1">
          <text:p text:style-name="P4"/>
        </draw:connector>
        <draw:connector draw:style-name="gr6" draw:text-style-name="P3" draw:layer="layout" draw:line-skew="4.398cm" svg:x1="77.705cm" svg:y1="11.997cm" svg:x2="77.703cm" svg:y2="6.808cm" draw:start-shape="id31" draw:start-glue-point="1" draw:end-shape="id29" draw:end-glue-point="1">
          <text:p text:style-name="P4"/>
        </draw:connector>
        <draw:connector draw:style-name="gr16" draw:text-style-name="P3" draw:layer="layout" svg:x1="72.942cm" svg:y1="9.335cm" svg:x2="75.508cm" svg:y2="6.808cm" draw:start-shape="id85" draw:start-glue-point="0" draw:end-shape="id29" draw:end-glue-point="3">
          <text:p text:style-name="P4"/>
        </draw:connector>
        <draw:rect draw:style-name="gr25" draw:text-style-name="P2" draw:id="id86" draw:layer="layout" svg:width="3.291cm" svg:height="1.281cm" svg:x="22.4cm" svg:y="24.022cm" draw:corner-radius="0.5cm">
          <text:p text:style-name="P1"><text:span text:style-name="T1">addDartGraffFunc</text:span></text:p>
        </draw:rect>
        <draw:connector draw:style-name="gr6" draw:text-style-name="P3" draw:layer="layout" draw:type="lines" svg:x1="22.382cm" svg:y1="21.599cm" svg:x2="24.045cm" svg:y2="24.022cm" draw:start-shape="id82" draw:start-glue-point="2" draw:end-shape="id86" draw:end-glue-point="0">
          <text:p text:style-name="P4"/>
        </draw:connector>
        <draw:connector draw:style-name="gr6" draw:text-style-name="P3" draw:layer="layout" draw:type="lines" svg:x1="25.682cm" svg:y1="21.599cm" svg:x2="24.045cm" svg:y2="24.022cm" draw:start-shape="id83" draw:start-glue-point="2" draw:end-shape="id86" draw:end-glue-point="0">
          <text:p text:style-name="P4"/>
        </draw:connector>
        <draw:connector draw:style-name="gr6" draw:text-style-name="P3" draw:layer="layout" svg:x1="24.045cm" svg:y1="25.303cm" svg:x2="34.985cm" svg:y2="36.022cm" draw:start-shape="id86" draw:start-glue-point="2" draw:end-shape="id45" draw:end-glue-point="3">
          <text:p text:style-name="P4"/>
        </draw:connector>
        <draw:rect draw:style-name="gr1" draw:text-style-name="P2" draw:id="id87" draw:layer="layout" svg:width="3.213cm" svg:height="1.281cm" svg:x="61.284cm" svg:y="29.927cm" draw:corner-radius="0.5cm">
          <text:p text:style-name="P1"><text:span text:style-name="T1">addDartGraffDetails</text:span></text:p>
        </draw:rect>
        <draw:connector draw:style-name="gr6" draw:text-style-name="P3" draw:layer="layout" draw:line-skew="-0.296cm" svg:x1="66.944cm" svg:y1="23.58cm" svg:x2="62.89cm" svg:y2="29.927cm" draw:start-shape="id23" draw:start-glue-point="2" draw:end-shape="id87" draw:end-glue-point="0">
          <text:p text:style-name="P4"/>
        </draw:connector>
        <draw:rect draw:style-name="gr1" draw:text-style-name="P2" draw:id="id88" draw:layer="layout" svg:width="2.763cm" svg:height="1.281cm" svg:x="59.69cm" svg:y="34.018cm" draw:corner-radius="0.5cm">
          <draw:glue-point draw:id="4" svg:x="-2.483cm" svg:y="5.003cm"/>
          <draw:glue-point draw:id="5" svg:x="2.621cm" svg:y="5.003cm"/>
          <text:p text:style-name="P1"><text:span text:style-name="T1">****graffitiDetails</text:span></text:p>
        </draw:rect>
        <draw:rect draw:style-name="gr1" draw:text-style-name="P2" draw:id="id89" draw:layer="layout" svg:width="2.388cm" svg:height="1.281cm" svg:x="63.288cm" svg:y="34.018cm" draw:corner-radius="0.5cm">
          <text:p text:style-name="P1"><text:span text:style-name="T1">****dartDetails</text:span></text:p>
        </draw:rect>
        <draw:frame draw:style-name="gr45" draw:text-style-name="P5" draw:layer="layout" svg:width="1.17cm" svg:height="0.789cm" svg:x="64.054cm" svg:y="32.261cm">
          <draw:text-box>
            <text:p text:style-name="P4"><text:span text:style-name="T1">Dart</text:span></text:p>
            <text:p text:style-name="P4"><text:span text:style-name="T1">Service</text:span></text:p>
          </draw:text-box>
        </draw:frame>
        <draw:frame draw:style-name="gr45" draw:text-style-name="P5" draw:layer="layout" svg:width="1.17cm" svg:height="0.789cm" svg:x="60.454cm" svg:y="32.262cm">
          <draw:text-box>
            <text:p text:style-name="P4"><text:span text:style-name="T1">Graffiti</text:span></text:p>
            <text:p text:style-name="P4"><text:span text:style-name="T1">Service</text:span></text:p>
          </draw:text-box>
        </draw:frame>
        <draw:connector draw:style-name="gr6" draw:text-style-name="P3" draw:layer="layout" draw:type="lines" svg:x1="62.89cm" svg:y1="31.208cm" svg:x2="61.071cm" svg:y2="34.018cm" draw:start-shape="id87" draw:start-glue-point="2" draw:end-shape="id88" draw:end-glue-point="0">
          <text:p text:style-name="P4"/>
        </draw:connector>
        <draw:connector draw:style-name="gr6" draw:text-style-name="P3" draw:layer="layout" draw:type="lines" svg:x1="62.89cm" svg:y1="31.208cm" svg:x2="64.482cm" svg:y2="34.018cm" draw:start-shape="id87" draw:start-glue-point="2" draw:end-shape="id89" draw:end-glue-point="0">
          <text:p text:style-name="P4"/>
        </draw:connector>
        <draw:connector draw:style-name="gr6" draw:text-style-name="P3" draw:layer="layout" svg:x1="64.497cm" svg:y1="30.567cm" svg:x2="66.942cm" svg:y2="51.587cm" draw:start-shape="id87" draw:start-glue-point="1" draw:end-shape="id28" draw:end-glue-point="0">
          <text:p text:style-name="P4"/>
        </draw:connector>
        <draw:frame draw:style-name="gr14" draw:text-style-name="P5" draw:layer="layout" svg:width="1.007cm" svg:height="0.395cm" svg:x="65.146cm" svg:y="30.116cm">
          <draw:text-box>
            <text:p text:style-name="P4"><text:span text:style-name="T1">No</text:span></text:p>
          </draw:text-box>
        </draw:frame>
        <draw:frame draw:style-name="gr14" draw:text-style-name="P5" draw:layer="layout" svg:width="1.007cm" svg:height="0.395cm" svg:x="62.982cm" svg:y="31.307cm">
          <draw:text-box>
            <text:p text:style-name="P4"><text:span text:style-name="T1">Yes</text:span></text:p>
          </draw:text-box>
        </draw:frame>
        <draw:rect draw:style-name="gr1" draw:text-style-name="P2" draw:id="id90" draw:layer="layout" svg:width="2.196cm" svg:height="1.281cm" svg:x="63.373cm" svg:y="38.5cm" draw:corner-radius="0.5cm">
          <text:p text:style-name="P1"><text:span text:style-name="T1">contract</text:span></text:p>
        </draw:rect>
        <draw:connector draw:style-name="gr6" draw:text-style-name="P3" draw:layer="layout" draw:line-skew="6.801cm" svg:x1="60.385cm" svg:y1="35.298cm" svg:x2="66.942cm" svg:y2="51.587cm" draw:start-shape="id88" draw:start-glue-point="4" draw:end-shape="id28" draw:end-glue-point="0">
          <text:p text:style-name="P4"/>
        </draw:connector>
        <draw:connector draw:style-name="gr6" draw:text-style-name="P3" draw:layer="layout" svg:x1="65.676cm" svg:y1="34.658cm" svg:x2="66.942cm" svg:y2="51.587cm" draw:start-shape="id89" draw:start-glue-point="1" draw:end-shape="id28" draw:end-glue-point="0">
          <text:p text:style-name="P4"/>
        </draw:connector>
        <draw:frame draw:style-name="gr14" draw:text-style-name="P5" draw:layer="layout" svg:width="1.007cm" svg:height="0.395cm" svg:x="65.783cm" svg:y="34.23cm">
          <draw:text-box>
            <text:p text:style-name="P4"><text:span text:style-name="T1">Text</text:span></text:p>
          </draw:text-box>
        </draw:frame>
        <draw:frame draw:style-name="gr47" draw:text-style-name="P5" draw:layer="layout" svg:width="0.758cm" svg:height="0.395cm" svg:x="59.568cm" svg:y="35.443cm">
          <draw:text-box>
            <text:p text:style-name="P4"><text:span text:style-name="T1">Text</text:span></text:p>
          </draw:text-box>
        </draw:frame>
        <draw:frame draw:style-name="gr48" draw:text-style-name="P5" draw:layer="layout" svg:width="1.814cm" svg:height="0.395cm" svg:x="62.607cm" svg:y="37.249cm">
          <draw:text-box>
            <text:p text:style-name="P4"><text:span text:style-name="T1">Chargeable</text:span></text:p>
          </draw:text-box>
        </draw:frame>
        <draw:connector draw:style-name="gr6" draw:text-style-name="P3" draw:layer="layout" svg:x1="64.482cm" svg:y1="35.299cm" svg:x2="64.471cm" svg:y2="38.5cm" draw:start-shape="id89" draw:start-glue-point="2" draw:end-shape="id90" draw:end-glue-point="0">
          <text:p text:style-name="P4"/>
        </draw:connector>
        <draw:rect draw:style-name="gr1" draw:text-style-name="P2" draw:id="id92" draw:layer="layout" svg:width="2.196cm" svg:height="1.281cm" svg:x="63.373cm" svg:y="40.801cm" draw:corner-radius="0.5cm">
          <text:p text:style-name="P1"><text:span text:style-name="T1">suffix</text:span></text:p>
        </draw:rect>
        <draw:rect draw:style-name="gr1" draw:text-style-name="P2" draw:id="id93" draw:layer="layout" svg:width="2.196cm" svg:height="1.281cm" svg:x="63.373cm" svg:y="43.102cm" draw:corner-radius="0.5cm">
          <text:p text:style-name="P1"><text:span text:style-name="T1">woType</text:span></text:p>
        </draw:rect>
        <draw:rect draw:style-name="gr1" draw:text-style-name="P2" draw:id="id94" draw:layer="layout" svg:width="2.196cm" svg:height="1.281cm" svg:x="63.373cm" svg:y="45.403cm" draw:corner-radius="0.5cm">
          <text:p text:style-name="P1"><text:span text:style-name="T1">woTask</text:span></text:p>
        </draw:rect>
        <draw:rect draw:style-name="gr1" draw:text-style-name="P2" draw:id="id91" draw:layer="layout" svg:width="2.196cm" svg:height="1.281cm" svg:x="63.373cm" svg:y="47.604cm" draw:corner-radius="0.5cm">
          <text:p text:style-name="P1"><text:span text:style-name="T1">woDetails</text:span></text:p>
        </draw:rect>
        <draw:connector draw:style-name="gr6" draw:text-style-name="P3" draw:layer="layout" svg:x1="64.471cm" svg:y1="48.885cm" svg:x2="66.942cm" svg:y2="51.587cm" draw:start-shape="id91" draw:start-glue-point="2" draw:end-shape="id28" draw:end-glue-point="0">
          <text:p text:style-name="P4"/>
        </draw:connector>
        <draw:connector draw:style-name="gr6" draw:text-style-name="P3" draw:layer="layout" svg:x1="64.471cm" svg:y1="39.781cm" svg:x2="64.471cm" svg:y2="40.801cm" draw:start-shape="id90" draw:start-glue-point="2" draw:end-shape="id92" draw:end-glue-point="0">
          <text:p text:style-name="P4"/>
        </draw:connector>
        <draw:connector draw:style-name="gr6" draw:text-style-name="P3" draw:layer="layout" svg:x1="64.471cm" svg:y1="42.082cm" svg:x2="64.471cm" svg:y2="43.102cm" draw:start-shape="id92" draw:start-glue-point="2" draw:end-shape="id93" draw:end-glue-point="0">
          <text:p text:style-name="P4"/>
        </draw:connector>
        <draw:connector draw:style-name="gr6" draw:text-style-name="P3" draw:layer="layout" svg:x1="64.471cm" svg:y1="44.383cm" svg:x2="64.471cm" svg:y2="45.403cm" draw:start-shape="id93" draw:start-glue-point="2" draw:end-shape="id94" draw:end-glue-point="0">
          <text:p text:style-name="P4"/>
        </draw:connector>
        <draw:connector draw:style-name="gr6" draw:text-style-name="P3" draw:layer="layout" svg:x1="64.471cm" svg:y1="46.684cm" svg:x2="64.471cm" svg:y2="47.604cm" draw:start-shape="id94" draw:start-glue-point="2" draw:end-shape="id91" draw:end-glue-point="0">
          <text:p text:style-name="P4"/>
        </draw:connector>
        <draw:connector draw:style-name="gr6" draw:text-style-name="P3" draw:layer="layout" svg:x1="61.795cm" svg:y1="35.298cm" svg:x2="64.471cm" svg:y2="38.5cm" draw:start-shape="id88" draw:start-glue-point="5" draw:end-shape="id90" draw:end-glue-point="0">
          <text:p text:style-name="P4"/>
        </draw:connector>
        <draw:rect draw:style-name="gr25" draw:text-style-name="P2" draw:id="id95" draw:layer="layout" svg:width="3.686cm" svg:height="1.281cm" svg:x="42.537cm" svg:y="27.58cm" draw:corner-radius="0.5cm">
          <text:p text:style-name="P1"><text:span text:style-name="T1">addWorksOrderFunc</text:span></text:p>
        </draw:rect>
        <draw:circle draw:style-name="gr22" draw:text-style-name="P3" draw:layer="layout" svg:width="0.424cm" svg:height="0.424cm" svg:x="44.161cm" svg:y="31.809cm">
          <text:p text:style-name="P4"/>
        </draw:circle>
        <draw:connector draw:style-name="gr6" draw:text-style-name="P3" draw:layer="layout" svg:x1="44.38cm" svg:y1="28.861cm" svg:x2="37.719cm" svg:y2="36.022cm" draw:start-shape="id95" draw:start-glue-point="2" draw:end-shape="id45" draw:end-glue-point="1">
          <text:p text:style-name="P4"/>
        </draw:connector>
        <draw:connector draw:style-name="gr6" draw:text-style-name="P3" draw:layer="layout" draw:type="lines" svg:x1="37.521cm" svg:y1="25.239cm" svg:x2="44.38cm" svg:y2="27.58cm" draw:start-shape="id18" draw:start-glue-point="5" draw:end-shape="id95" draw:end-glue-point="0">
          <text:p text:style-name="P4"/>
        </draw:connector>
        <draw:frame draw:style-name="gr49" draw:text-style-name="P7" draw:layer="layout" svg:width="2.026cm" svg:height="0.395cm" svg:x="41.062cm" svg:y="26.039cm">
          <draw:text-box>
            <text:p text:style-name="P6"><text:span text:style-name="T1">Works Order</text:span></text:p>
          </draw:text-box>
        </draw:frame>
        <draw:connector draw:style-name="gr6" draw:text-style-name="P3" draw:layer="layout" svg:x1="68.393cm" svg:y1="17.761cm" svg:x2="68.386cm" svg:y2="19.174cm" draw:start-shape="id15" draw:start-glue-point="5" draw:end-shape="id96" draw:end-glue-point="0">
          <text:p text:style-name="P4"/>
        </draw:connector>
        <draw:connector draw:style-name="gr6" draw:text-style-name="P3" draw:layer="layout" draw:type="lines" draw:line-skew="-0.177cm -0.13cm" svg:x1="68.386cm" svg:y1="20.455cm" svg:x2="66.944cm" svg:y2="22.299cm" draw:start-shape="id96" draw:start-glue-point="2" draw:end-shape="id23" draw:end-glue-point="0">
          <text:p text:style-name="P4"/>
        </draw:connector>
        <draw:frame draw:style-name="gr50" draw:text-style-name="P4" draw:layer="layout" svg:width="1.441cm" svg:height="0.79cm" svg:x="67.706cm" svg:y="21.23cm">
          <draw:text-box>
            <text:p text:style-name="P4"><text:span text:style-name="T1">cust dets</text:span></text:p>
            <text:p text:style-name="P4"><text:span text:style-name="T1">disabled*</text:span></text:p>
          </draw:text-box>
        </draw:frame>
        <draw:connector draw:style-name="gr6" draw:text-style-name="P3" draw:layer="layout" svg:x1="69.484cm" svg:y1="19.814cm" svg:x2="71.046cm" svg:y2="19.823cm" draw:start-shape="id96" draw:start-glue-point="1" draw:end-shape="id17" draw:end-glue-point="3">
          <text:p text:style-name="P4"/>
        </draw:connector>
        <draw:connector draw:style-name="gr19" draw:text-style-name="P3" draw:layer="layout" svg:x1="24.065cm" svg:y1="10.961cm" svg:x2="24.075cm" svg:y2="12.365cm" draw:start-shape="id5" draw:start-glue-point="2" draw:end-shape="id20" draw:end-glue-point="0">
          <text:p text:style-name="P4"/>
        </draw:connector>
        <draw:frame draw:style-name="gr51" draw:text-style-name="P5" draw:layer="layout" svg:width="2.208cm" svg:height="0.972cm" svg:x="63.154cm" svg:y="26.635cm">
          <draw:text-box>
            <text:p text:style-name="P4"><text:span text:style-name="T1">Inspections</text:span></text:p>
            <text:p text:style-name="P4"><text:span text:style-name="T1">Module***</text:span></text:p>
          </draw:text-box>
        </draw:frame>
        <draw:rect draw:style-name="gr38" draw:text-style-name="P2" draw:id="id71" draw:layer="layout" svg:width="3.102cm" svg:height="1.217cm" svg:x="2.679cm" svg:y="22.737cm" draw:corner-radius="0.5cm">
          <text:p text:style-name="P1"><text:span text:style-name="T1">surveyLandUse</text:span></text:p>
        </draw:rect>
        <draw:connector draw:style-name="gr6" draw:text-style-name="P3" draw:layer="layout" svg:x1="4.23cm" svg:y1="23.954cm" svg:x2="4.235cm" svg:y2="26.784cm" draw:start-shape="id71" draw:start-glue-point="2" draw:end-shape="id68" draw:end-glue-point="0">
          <text:p text:style-name="P4"/>
        </draw:connector>
        <presentation:notes draw:style-name="dp2">
          <draw:page-thumbnail draw:style-name="gr52" draw:layer="layout" svg:width="13.705cm" svg:height="10.279cm" svg:x="3.647cm" svg:y="2.853cm" draw:page-number="1" presentation:class="page"/>
          <draw:frame presentation:style-name="pr1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1cm" fo:margin-bottom="1cm" fo:margin-left="1cm" fo:margin-right="1cm" fo:page-width="92.862cm" fo:page-height="59.995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1.564cm" svg:height="7.47cm" svg:x="2cm" svg:y="2.014cm" draw:page-number="1"/>
      <draw:page-thumbnail draw:layer="backgroundobjects" svg:width="11.564cm" svg:height="7.47cm" svg:x="16.135cm" svg:y="2.014cm"/>
      <draw:page-thumbnail draw:layer="backgroundobjects" svg:width="11.564cm" svg:height="7.47cm" svg:x="2cm" svg:y="11.514cm"/>
      <draw:page-thumbnail draw:layer="backgroundobjects" svg:width="11.564cm" svg:height="7.47cm" svg:x="16.135cm" svg:y="11.514cm"/>
    </style:handout-master>
    <style:master-page style:name="Default" style:page-layout-name="PM1" draw:style-name="dp1">
      <draw:frame presentation:style-name="Default-title" draw:layer="backgroundobjects" svg:width="31.607cm" svg:height="3.172cm" svg:x="3.711cm" svg:y="2.571cm" presentation:class="title" presentation:placeholder="true">
        <draw:text-box/>
      </draw:frame>
      <draw:frame presentation:style-name="Default-outline1" draw:layer="backgroundobjects" svg:width="31.607cm" svg:height="11.968cm" svg:x="3.711cm" svg:y="6.27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4-05-27T12:09:14</meta:creation-date>
    <dc:creator>William Wragg</dc:creator>
    <dc:date>2006-07-26T16:13:18</dc:date>
    <meta:printed-by>William Wragg</meta:printed-by>
    <meta:print-date>2006-07-26T15:05:42</meta:print-date>
    <dc:language>en-GB</dc:language>
    <meta:editing-cycles>156</meta:editing-cycles>
    <meta:editing-duration>P1DT2H36M30S</meta:editing-duration>
    <meta:user-defined meta:name="Info 1"/>
    <meta:user-defined meta:name="Info 2"/>
    <meta:user-defined meta:name="Info 3"/>
    <meta:user-defined meta:name="Info 4"/>
    <meta:document-statistic meta:object-count="303"/>
  </office:meta>
</office:document-meta>
</file>